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#FFFFFF" style:cell-protect="protected"/>
      <style:text-properties fo:color="#000000"/>
    </style:style>
    <style:style style:name="ce3" style:family="table-cell" style:parent-style-name="Normal_32_2" style:data-style-name="N41">
      <style:table-cell-properties style:vertical-align="automatic" fo:background-color="#FFFFFF" style:cell-protect="protected"/>
      <style:text-properties fo:color="#000000"/>
    </style:style>
    <style:style style:name="ce4" style:family="table-cell" style:parent-style-name="Normal_32_2" style:data-style-name="N39">
      <style:table-cell-properties style:vertical-align="automatic" fo:background-color="#FFFFFF" style:cell-protect="protected"/>
      <style:text-properties fo:color="#000000"/>
    </style:style>
    <style:style style:name="ce5" style:family="table-cell" style:parent-style-name="Normal_32_2" style:data-style-name="N39">
      <style:table-cell-properties style:vertical-align="automatic" fo:background-color="#FFFFFF" style:cell-protect="protected"/>
      <style:text-properties fo:color="#000000"/>
    </style:style>
    <style:style style:name="ce6" style:family="table-cell" style:parent-style-name="Normal_32_2" style:data-style-name="N0">
      <style:table-cell-properties style:vertical-align="automatic" fo:background-color="#FFFFFF" style:cell-protect="protected"/>
      <style:text-properties fo:color="#000000"/>
    </style:style>
    <style:style style:name="ce7" style:family="table-cell" style:parent-style-name="Normal_32_2" style:data-style-name="N40">
      <style:table-cell-properties style:vertical-align="automatic" fo:background-color="#FFFFFF" style:cell-protect="protected"/>
      <style:text-properties fo:color="#000000"/>
    </style:style>
    <style:style style:name="ce8" style:family="table-cell" style:parent-style-name="Normal_32_3" style:data-style-name="N40">
      <style:table-cell-properties style:vertical-align="automatic" fo:background-color="transparent" style:cell-protect="protected"/>
      <style:text-properties style:font-name="Arial" style:font-name-asian="Arial" style:font-name-complex="Arial" fo:font-size="12pt" style:font-size-asian="12pt" style:font-size-complex="12pt"/>
    </style:style>
    <style:style style:name="ce9" style:family="table-cell" style:parent-style-name="Normal_32_3" style:data-style-name="N40">
      <style:table-cell-properties style:vertical-align="automatic" fo:background-color="transparent" style:cell-protect="protected"/>
      <style:text-properties style:font-name="Arial" style:font-name-asian="Arial" style:font-name-complex="Arial" fo:font-size="12pt" style:font-size-asian="12pt" style:font-size-complex="12pt"/>
    </style:style>
    <style:style style:name="ce10" style:family="table-cell" style:parent-style-name="Normal_32_3" style:data-style-name="N40">
      <style:table-cell-properties style:vertical-align="automatic" fo:background-color="transparent" style:cell-protect="protected"/>
      <style:text-properties style:font-name="Arial" style:font-name-asian="Arial" style:font-name-complex="Arial" fo:font-size="12pt" style:font-size-asian="12pt" style:font-size-complex="12pt"/>
    </style:style>
    <style:style style:name="ce11" style:family="table-cell" style:parent-style-name="Normal_32_3" style:data-style-name="N41">
      <style:table-cell-properties style:vertical-align="automatic" fo:background-color="transparent" style:cell-protect="protected"/>
      <style:text-properties style:font-name="Arial" style:font-name-asian="Arial" style:font-name-complex="Arial" fo:font-size="12pt" style:font-size-asian="12pt" style:font-size-complex="12pt"/>
    </style:style>
    <style:style style:name="ce12" style:family="table-cell" style:parent-style-name="Normal_32_3" style:data-style-name="N41">
      <style:table-cell-properties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Normal_32_3" style:data-style-name="N40">
      <style:table-cell-properties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Normal_32_3" style:data-style-name="N40">
      <style:table-cell-properties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Normal_32_3" style:data-style-name="N40">
      <style:table-cell-properties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2.13783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4" table:default-cell-style-name="ce1"/>
        <table:table-column table:style-name="co3" table:default-cell-style-name="ce1"/>
        <table:table-column table:style-name="co1" table:number-columns-repeated="16348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unty</text:p>
          </table:table-cell>
          <table:table-cell office:value-type="string" table:style-name="ce2">
            <text:p>Barking and Dagenham</text:p>
          </table:table-cell>
          <table:table-cell office:value-type="string" table:style-name="ce2">
            <text:p>Barnet</text:p>
          </table:table-cell>
          <table:table-cell office:value-type="string" table:style-name="ce2">
            <text:p>Bexley</text:p>
          </table:table-cell>
          <table:table-cell office:value-type="string" table:style-name="ce2">
            <text:p>Brent</text:p>
          </table:table-cell>
          <table:table-cell office:value-type="string" table:style-name="ce2">
            <text:p>Bromley</text:p>
          </table:table-cell>
          <table:table-cell office:value-type="string" table:style-name="ce2">
            <text:p>Camden</text:p>
          </table:table-cell>
          <table:table-cell office:value-type="string" table:style-name="ce2">
            <text:p>City</text:p>
          </table:table-cell>
          <table:table-cell office:value-type="string" table:style-name="ce2">
            <text:p>City of Westminster</text:p>
          </table:table-cell>
          <table:table-cell office:value-type="string" table:style-name="ce2">
            <text:p>Croydon</text:p>
          </table:table-cell>
          <table:table-cell office:value-type="string" table:style-name="ce2">
            <text:p>Ealing</text:p>
          </table:table-cell>
          <table:table-cell office:value-type="string" table:style-name="ce2">
            <text:p>Enfield</text:p>
          </table:table-cell>
          <table:table-cell office:value-type="string" table:style-name="ce2">
            <text:p>Greenwich</text:p>
          </table:table-cell>
          <table:table-cell office:value-type="string" table:style-name="ce2">
            <text:p>Hackney</text:p>
          </table:table-cell>
          <table:table-cell office:value-type="string" table:style-name="ce2">
            <text:p>Hammersmith and Fulham</text:p>
          </table:table-cell>
          <table:table-cell office:value-type="string" table:style-name="ce2">
            <text:p>Haringey</text:p>
          </table:table-cell>
          <table:table-cell office:value-type="string" table:style-name="ce2">
            <text:p>Harrow</text:p>
          </table:table-cell>
          <table:table-cell office:value-type="string" table:style-name="ce2">
            <text:p>Havering</text:p>
          </table:table-cell>
          <table:table-cell office:value-type="string" table:style-name="ce2">
            <text:p>Hillingdon</text:p>
          </table:table-cell>
          <table:table-cell office:value-type="string" table:style-name="ce2">
            <text:p>Hounslow</text:p>
          </table:table-cell>
          <table:table-cell office:value-type="string" table:style-name="ce2">
            <text:p>Islington</text:p>
          </table:table-cell>
          <table:table-cell office:value-type="string" table:style-name="ce2">
            <text:p>Kensington and Chelsea</text:p>
          </table:table-cell>
          <table:table-cell office:value-type="string" table:style-name="ce2">
            <text:p>Kingston</text:p>
          </table:table-cell>
          <table:table-cell office:value-type="string" table:style-name="ce2">
            <text:p>Lambeth</text:p>
          </table:table-cell>
          <table:table-cell office:value-type="string" table:style-name="ce2">
            <text:p>Lewisham</text:p>
          </table:table-cell>
          <table:table-cell office:value-type="string" table:style-name="ce2">
            <text:p>Merton</text:p>
          </table:table-cell>
          <table:table-cell office:value-type="string" table:style-name="ce2">
            <text:p>Newham</text:p>
          </table:table-cell>
          <table:table-cell office:value-type="string" table:style-name="ce2">
            <text:p>Redbridge</text:p>
          </table:table-cell>
          <table:table-cell office:value-type="string" table:style-name="ce2">
            <text:p>Richmond</text:p>
          </table:table-cell>
          <table:table-cell office:value-type="string" table:style-name="ce2">
            <text:p>Southwark</text:p>
          </table:table-cell>
          <table:table-cell office:value-type="string" table:style-name="ce2">
            <text:p>Sutton</text:p>
          </table:table-cell>
          <table:table-cell office:value-type="string" table:style-name="ce2">
            <text:p>Tower Hamlets</text:p>
          </table:table-cell>
          <table:table-cell office:value-type="string" table:style-name="ce2">
            <text:p>Waltham Forest</text:p>
          </table:table-cell>
          <table:table-cell office:value-type="string" table:style-name="ce2">
            <text:p>Wandsworth</text:p>
          </table:table-cell>
          <table:table-cell office:value-type="string" table:style-name="ce2">
            <text:p>Non GLA</text:p>
          </table:table-cell>
          <table:table-cell table:number-columns-repeated="16349" table:style-name="ce1"/>
        </table:table-row>
        <table:table-row table:style-name="ro1">
          <table:table-cell office:value-type="float" office:value="2019" table:style-name="ce1">
            <text:p>2019</text:p>
          </table:table-cell>
          <table:table-cell table:number-columns-repeated="34" table:style-name="ce6"/>
          <table:table-cell table:number-columns-repeated="16349" table:style-name="ce1"/>
        </table:table-row>
        <table:table-row table:style-name="ro1">
          <table:table-cell office:value-type="string" table:style-name="ce1">
            <text:p>CO2</text:p>
          </table:table-cell>
          <table:table-cell office:value-type="float" office:value="403002.29223286535" table:style-name="ce3">
            <text:p><text:s/>403,002<text:s/></text:p>
          </table:table-cell>
          <table:table-cell office:value-type="float" office:value="996594.36769325542" table:style-name="ce3">
            <text:p><text:s/>996,594<text:s/></text:p>
          </table:table-cell>
          <table:table-cell office:value-type="float" office:value="1435924.5652940827" table:style-name="ce3">
            <text:p><text:s/>1,435,925<text:s/></text:p>
          </table:table-cell>
          <table:table-cell office:value-type="float" office:value="696662.27027573891" table:style-name="ce3">
            <text:p><text:s/>696,662<text:s/></text:p>
          </table:table-cell>
          <table:table-cell office:value-type="float" office:value="804168.45902445971" table:style-name="ce3">
            <text:p><text:s/>804,168<text:s/></text:p>
          </table:table-cell>
          <table:table-cell office:value-type="float" office:value="714102.66688345314" table:style-name="ce3">
            <text:p><text:s/>714,103<text:s/></text:p>
          </table:table-cell>
          <table:table-cell office:value-type="float" office:value="222302.41305318938" table:style-name="ce3">
            <text:p><text:s/>222,302<text:s/></text:p>
          </table:table-cell>
          <table:table-cell office:value-type="float" office:value="1020321.1153649436" table:style-name="ce3">
            <text:p><text:s/>1,020,321<text:s/></text:p>
          </table:table-cell>
          <table:table-cell office:value-type="float" office:value="805460.03612752946" table:style-name="ce3">
            <text:p><text:s/>805,460<text:s/></text:p>
          </table:table-cell>
          <table:table-cell office:value-type="float" office:value="822634.95991603308" table:style-name="ce3">
            <text:p><text:s/>822,635<text:s/></text:p>
          </table:table-cell>
          <table:table-cell office:value-type="float" office:value="1657050.7663945495" table:style-name="ce3">
            <text:p><text:s/>1,657,051<text:s/></text:p>
          </table:table-cell>
          <table:table-cell office:value-type="float" office:value="626182.57261298876" table:style-name="ce3">
            <text:p><text:s/>626,183<text:s/></text:p>
          </table:table-cell>
          <table:table-cell office:value-type="float" office:value="419137.02359136823" table:style-name="ce3">
            <text:p><text:s/>419,137<text:s/></text:p>
          </table:table-cell>
          <table:table-cell office:value-type="float" office:value="442383.9891546276" table:style-name="ce3">
            <text:p><text:s/>442,384<text:s/></text:p>
          </table:table-cell>
          <table:table-cell office:value-type="float" office:value="480291.17507434945" table:style-name="ce3">
            <text:p><text:s/>480,291<text:s/></text:p>
          </table:table-cell>
          <table:table-cell office:value-type="float" office:value="511928.90484827769" table:style-name="ce3">
            <text:p><text:s/>511,929<text:s/></text:p>
          </table:table-cell>
          <table:table-cell office:value-type="float" office:value="770761.3154362425" table:style-name="ce3">
            <text:p><text:s/>770,761<text:s/></text:p>
          </table:table-cell>
          <table:table-cell office:value-type="float" office:value="1819009.5627985236" table:style-name="ce3">
            <text:p><text:s/>1,819,010<text:s/></text:p>
          </table:table-cell>
          <table:table-cell office:value-type="float" office:value="799400.91839050502" table:style-name="ce3">
            <text:p><text:s/>799,401<text:s/></text:p>
          </table:table-cell>
          <table:table-cell office:value-type="float" office:value="433955.32523701777" table:style-name="ce3">
            <text:p><text:s/>433,955<text:s/></text:p>
          </table:table-cell>
          <table:table-cell office:value-type="float" office:value="482200.9252223479" table:style-name="ce3">
            <text:p><text:s/>482,201<text:s/></text:p>
          </table:table-cell>
          <table:table-cell office:value-type="float" office:value="394821.20354203612" table:style-name="ce3">
            <text:p><text:s/>394,821<text:s/></text:p>
          </table:table-cell>
          <table:table-cell office:value-type="float" office:value="617377.47466740059" table:style-name="ce3">
            <text:p><text:s/>617,377<text:s/></text:p>
          </table:table-cell>
          <table:table-cell office:value-type="float" office:value="878010.11472812307" table:style-name="ce3">
            <text:p><text:s/>878,010<text:s/></text:p>
          </table:table-cell>
          <table:table-cell office:value-type="float" office:value="443607.61337167479" table:style-name="ce3">
            <text:p><text:s/>443,608<text:s/></text:p>
          </table:table-cell>
          <table:table-cell office:value-type="float" office:value="760493.82463905297" table:style-name="ce3">
            <text:p><text:s/>760,494<text:s/></text:p>
          </table:table-cell>
          <table:table-cell office:value-type="float" office:value="617455.75616616709" table:style-name="ce3">
            <text:p><text:s/>617,456<text:s/></text:p>
          </table:table-cell>
          <table:table-cell office:value-type="float" office:value="503206.62903122732" table:style-name="ce3">
            <text:p><text:s/>503,207<text:s/></text:p>
          </table:table-cell>
          <table:table-cell office:value-type="float" office:value="596438.70103839855" table:style-name="ce3">
            <text:p><text:s/>596,439<text:s/></text:p>
          </table:table-cell>
          <table:table-cell office:value-type="float" office:value="662031.57038579637" table:style-name="ce3">
            <text:p><text:s/>662,032<text:s/></text:p>
          </table:table-cell>
          <table:table-cell office:value-type="float" office:value="545212.8491978962" table:style-name="ce3">
            <text:p><text:s/>545,213<text:s/></text:p>
          </table:table-cell>
          <table:table-cell office:value-type="float" office:value="499470.96330381808" table:style-name="ce3">
            <text:p><text:s/>499,471<text:s/></text:p>
          </table:table-cell>
          <table:table-cell office:value-type="float" office:value="635089.74534205243" table:style-name="ce3">
            <text:p><text:s/>635,090<text:s/></text:p>
          </table:table-cell>
          <table:table-cell office:value-type="float" office:value="5547651.9787873505" table:style-name="ce3">
            <text:p><text:s/>5,547,652<text:s/></text:p>
          </table:table-cell>
          <table:table-cell table:style-name="ce3"/>
          <table:table-cell table:number-columns-repeated="16348"/>
        </table:table-row>
        <table:table-row table:style-name="ro1">
          <table:table-cell office:value-type="string" table:style-name="ce1">
            <text:p>PM2.5</text:p>
          </table:table-cell>
          <table:table-cell office:value-type="float" office:value="89.144024520252273" table:style-name="ce4">
            <text:p><text:s/>89.14<text:s/></text:p>
          </table:table-cell>
          <table:table-cell office:value-type="float" office:value="146.78477057195909" table:style-name="ce4">
            <text:p><text:s/>146.78<text:s/></text:p>
          </table:table-cell>
          <table:table-cell office:value-type="float" office:value="126.8254661914192" table:style-name="ce4">
            <text:p><text:s/>126.83<text:s/></text:p>
          </table:table-cell>
          <table:table-cell office:value-type="float" office:value="112.13359099005429" table:style-name="ce4">
            <text:p><text:s/>112.13<text:s/></text:p>
          </table:table-cell>
          <table:table-cell office:value-type="float" office:value="131.07495433627517" table:style-name="ce4">
            <text:p><text:s/>131.07<text:s/></text:p>
          </table:table-cell>
          <table:table-cell office:value-type="float" office:value="98.03524118883216" table:style-name="ce4">
            <text:p><text:s/>98.04<text:s/></text:p>
          </table:table-cell>
          <table:table-cell office:value-type="float" office:value="45.171228296560912" table:style-name="ce4">
            <text:p><text:s/>45.17<text:s/></text:p>
          </table:table-cell>
          <table:table-cell office:value-type="float" office:value="184.39296859373135" table:style-name="ce4">
            <text:p><text:s/>184.39<text:s/></text:p>
          </table:table-cell>
          <table:table-cell office:value-type="float" office:value="129.35884689059989" table:style-name="ce4">
            <text:p><text:s/>129.36<text:s/></text:p>
          </table:table-cell>
          <table:table-cell office:value-type="float" office:value="128.53411605632419" table:style-name="ce4">
            <text:p><text:s/>128.53<text:s/></text:p>
          </table:table-cell>
          <table:table-cell office:value-type="float" office:value="140.49358233169244" table:style-name="ce4">
            <text:p><text:s/>140.49<text:s/></text:p>
          </table:table-cell>
          <table:table-cell office:value-type="float" office:value="115.23136802017837" table:style-name="ce4">
            <text:p><text:s/>115.23<text:s/></text:p>
          </table:table-cell>
          <table:table-cell office:value-type="float" office:value="55.96996301829256" table:style-name="ce4">
            <text:p><text:s/>55.97<text:s/></text:p>
          </table:table-cell>
          <table:table-cell office:value-type="float" office:value="60.478756093470373" table:style-name="ce4">
            <text:p><text:s/>60.48<text:s/></text:p>
          </table:table-cell>
          <table:table-cell office:value-type="float" office:value="63.396073470863719" table:style-name="ce4">
            <text:p><text:s/>63.40<text:s/></text:p>
          </table:table-cell>
          <table:table-cell office:value-type="float" office:value="80.469972671137398" table:style-name="ce4">
            <text:p><text:s/>80.47<text:s/></text:p>
          </table:table-cell>
          <table:table-cell office:value-type="float" office:value="121.35768729336496" table:style-name="ce4">
            <text:p><text:s/>121.36<text:s/></text:p>
          </table:table-cell>
          <table:table-cell office:value-type="float" office:value="247.13424416823023" table:style-name="ce4">
            <text:p><text:s/>247.13<text:s/></text:p>
          </table:table-cell>
          <table:table-cell office:value-type="float" office:value="131.38163531352831" table:style-name="ce4">
            <text:p><text:s/>131.38<text:s/></text:p>
          </table:table-cell>
          <table:table-cell office:value-type="float" office:value="56.890514903119559" table:style-name="ce4">
            <text:p><text:s/>56.89<text:s/></text:p>
          </table:table-cell>
          <table:table-cell office:value-type="float" office:value="60.601096049064566" table:style-name="ce4">
            <text:p><text:s/>60.60<text:s/></text:p>
          </table:table-cell>
          <table:table-cell office:value-type="float" office:value="69.384974611904411" table:style-name="ce4">
            <text:p><text:s/>69.38<text:s/></text:p>
          </table:table-cell>
          <table:table-cell office:value-type="float" office:value="74.373946629840674" table:style-name="ce4">
            <text:p><text:s/>74.37<text:s/></text:p>
          </table:table-cell>
          <table:table-cell office:value-type="float" office:value="70.859049366242928" table:style-name="ce4">
            <text:p><text:s/>70.86<text:s/></text:p>
          </table:table-cell>
          <table:table-cell office:value-type="float" office:value="73.560127292937565" table:style-name="ce4">
            <text:p><text:s/>73.56<text:s/></text:p>
          </table:table-cell>
          <table:table-cell office:value-type="float" office:value="121.31874727812298" table:style-name="ce4">
            <text:p><text:s/>121.32<text:s/></text:p>
          </table:table-cell>
          <table:table-cell office:value-type="float" office:value="99.834474886120034" table:style-name="ce4">
            <text:p><text:s/>99.83<text:s/></text:p>
          </table:table-cell>
          <table:table-cell office:value-type="float" office:value="77.401403284413163" table:style-name="ce4">
            <text:p><text:s/>77.40<text:s/></text:p>
          </table:table-cell>
          <table:table-cell office:value-type="float" office:value="75.588366364406113" table:style-name="ce4">
            <text:p><text:s/>75.59<text:s/></text:p>
          </table:table-cell>
          <table:table-cell office:value-type="float" office:value="73.020844487278879" table:style-name="ce4">
            <text:p><text:s/>73.02<text:s/></text:p>
          </table:table-cell>
          <table:table-cell office:value-type="float" office:value="103.63931552894738" table:style-name="ce4">
            <text:p><text:s/>103.64<text:s/></text:p>
          </table:table-cell>
          <table:table-cell office:value-type="float" office:value="75.547046032632721" table:style-name="ce4">
            <text:p><text:s/>75.55<text:s/></text:p>
          </table:table-cell>
          <table:table-cell office:value-type="float" office:value="91.066450945452289" table:style-name="ce4">
            <text:p><text:s/>91.07<text:s/></text:p>
          </table:table-cell>
          <table:table-cell office:value-type="float" office:value="679.49919206544587" table:style-name="ce4">
            <text:p><text:s/>679.50<text:s/>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PM10</text:p>
          </table:table-cell>
          <table:table-cell office:value-type="float" office:value="204.87211521281438" table:style-name="ce5">
            <text:p><text:s/>204.87<text:s/></text:p>
          </table:table-cell>
          <table:table-cell office:value-type="float" office:value="323.89978606267164" table:style-name="ce5">
            <text:p><text:s/>323.90<text:s/></text:p>
          </table:table-cell>
          <table:table-cell office:value-type="float" office:value="263.19679241963053" table:style-name="ce5">
            <text:p><text:s/>263.20<text:s/></text:p>
          </table:table-cell>
          <table:table-cell office:value-type="float" office:value="270.61732296720459" table:style-name="ce5">
            <text:p><text:s/>270.62<text:s/></text:p>
          </table:table-cell>
          <table:table-cell office:value-type="float" office:value="246.82088542502822" table:style-name="ce5">
            <text:p><text:s/>246.82<text:s/></text:p>
          </table:table-cell>
          <table:table-cell office:value-type="float" office:value="227.51721551974239" table:style-name="ce5">
            <text:p><text:s/>227.52<text:s/></text:p>
          </table:table-cell>
          <table:table-cell office:value-type="float" office:value="126.95915827618926" table:style-name="ce5">
            <text:p><text:s/>126.96<text:s/></text:p>
          </table:table-cell>
          <table:table-cell office:value-type="float" office:value="330.64301456666607" table:style-name="ce5">
            <text:p><text:s/>330.64<text:s/></text:p>
          </table:table-cell>
          <table:table-cell office:value-type="float" office:value="306.10281568311575" table:style-name="ce5">
            <text:p><text:s/>306.10<text:s/></text:p>
          </table:table-cell>
          <table:table-cell office:value-type="float" office:value="271.70156143108773" table:style-name="ce5">
            <text:p><text:s/>271.70<text:s/></text:p>
          </table:table-cell>
          <table:table-cell office:value-type="float" office:value="311.39837224131071" table:style-name="ce5">
            <text:p><text:s/>311.40<text:s/></text:p>
          </table:table-cell>
          <table:table-cell office:value-type="float" office:value="256.92358395228092" table:style-name="ce5">
            <text:p><text:s/>256.92<text:s/></text:p>
          </table:table-cell>
          <table:table-cell office:value-type="float" office:value="117.20625006539267" table:style-name="ce5">
            <text:p><text:s/>117.21<text:s/></text:p>
          </table:table-cell>
          <table:table-cell office:value-type="float" office:value="141.54611216774546" table:style-name="ce5">
            <text:p><text:s/>141.55<text:s/></text:p>
          </table:table-cell>
          <table:table-cell office:value-type="float" office:value="125.84412010254792" table:style-name="ce5">
            <text:p><text:s/>125.84<text:s/></text:p>
          </table:table-cell>
          <table:table-cell office:value-type="float" office:value="173.70585130729984" table:style-name="ce5">
            <text:p><text:s/>173.71<text:s/></text:p>
          </table:table-cell>
          <table:table-cell office:value-type="float" office:value="283.06294134596459" table:style-name="ce5">
            <text:p><text:s/>283.06<text:s/></text:p>
          </table:table-cell>
          <table:table-cell office:value-type="float" office:value="629.79458224738505" table:style-name="ce5">
            <text:p><text:s/>629.79<text:s/></text:p>
          </table:table-cell>
          <table:table-cell office:value-type="float" office:value="435.10782879640533" table:style-name="ce5">
            <text:p><text:s/>435.11<text:s/></text:p>
          </table:table-cell>
          <table:table-cell office:value-type="float" office:value="106.69168904542839" table:style-name="ce5">
            <text:p><text:s/>106.69<text:s/></text:p>
          </table:table-cell>
          <table:table-cell office:value-type="float" office:value="108.96408124330272" table:style-name="ce5">
            <text:p><text:s/>108.96<text:s/></text:p>
          </table:table-cell>
          <table:table-cell office:value-type="float" office:value="162.86450229957748" table:style-name="ce5">
            <text:p><text:s/>162.86<text:s/></text:p>
          </table:table-cell>
          <table:table-cell office:value-type="float" office:value="173.59073372561758" table:style-name="ce5">
            <text:p><text:s/>173.59<text:s/></text:p>
          </table:table-cell>
          <table:table-cell office:value-type="float" office:value="127.09001518363431" table:style-name="ce5">
            <text:p><text:s/>127.09<text:s/></text:p>
          </table:table-cell>
          <table:table-cell office:value-type="float" office:value="137.33817868593974" table:style-name="ce5">
            <text:p><text:s/>137.34<text:s/></text:p>
          </table:table-cell>
          <table:table-cell office:value-type="float" office:value="388.31267302961135" table:style-name="ce5">
            <text:p><text:s/>388.31<text:s/></text:p>
          </table:table-cell>
          <table:table-cell office:value-type="float" office:value="193.22620365278632" table:style-name="ce5">
            <text:p><text:s/>193.23<text:s/></text:p>
          </table:table-cell>
          <table:table-cell office:value-type="float" office:value="181.57341164836663" table:style-name="ce5">
            <text:p><text:s/>181.57<text:s/></text:p>
          </table:table-cell>
          <table:table-cell office:value-type="float" office:value="163.90431729676152" table:style-name="ce5">
            <text:p><text:s/>163.90<text:s/></text:p>
          </table:table-cell>
          <table:table-cell office:value-type="float" office:value="142.26389622316867" table:style-name="ce5">
            <text:p><text:s/>142.26<text:s/></text:p>
          </table:table-cell>
          <table:table-cell office:value-type="float" office:value="235.03573482057217" table:style-name="ce5">
            <text:p><text:s/>235.04<text:s/></text:p>
          </table:table-cell>
          <table:table-cell office:value-type="float" office:value="142.53765166873765" table:style-name="ce5">
            <text:p><text:s/>142.54<text:s/></text:p>
          </table:table-cell>
          <table:table-cell office:value-type="float" office:value="183.05467504530688" table:style-name="ce5">
            <text:p><text:s/>183.05<text:s/></text:p>
          </table:table-cell>
          <table:table-cell office:value-type="float" office:value="1668.7192169843365" table:style-name="ce5">
            <text:p><text:s/>1,668.72<text:s/>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NOX</text:p>
          </table:table-cell>
          <table:table-cell office:value-type="float" office:value="746.34764948211" table:style-name="ce7">
            <text:p><text:s/>746.3<text:s/></text:p>
          </table:table-cell>
          <table:table-cell office:value-type="float" office:value="1450.5471643629712" table:style-name="ce7">
            <text:p><text:s/>1,450.5<text:s/></text:p>
          </table:table-cell>
          <table:table-cell office:value-type="float" office:value="1973.1678375829131" table:style-name="ce7">
            <text:p><text:s/>1,973.2<text:s/></text:p>
          </table:table-cell>
          <table:table-cell office:value-type="float" office:value="986.1814305351794" table:style-name="ce7">
            <text:p><text:s/>986.2<text:s/></text:p>
          </table:table-cell>
          <table:table-cell office:value-type="float" office:value="1038.3603756514478" table:style-name="ce7">
            <text:p><text:s/>1,038.4<text:s/></text:p>
          </table:table-cell>
          <table:table-cell office:value-type="float" office:value="1083.8443937726574" table:style-name="ce7">
            <text:p><text:s/>1,083.8<text:s/></text:p>
          </table:table-cell>
          <table:table-cell office:value-type="float" office:value="476.76759559827832" table:style-name="ce7">
            <text:p><text:s/>476.8<text:s/></text:p>
          </table:table-cell>
          <table:table-cell office:value-type="float" office:value="1729.1586373101841" table:style-name="ce7">
            <text:p><text:s/>1,729.2<text:s/></text:p>
          </table:table-cell>
          <table:table-cell office:value-type="float" office:value="990.8507176986401" table:style-name="ce7">
            <text:p><text:s/>990.9<text:s/></text:p>
          </table:table-cell>
          <table:table-cell office:value-type="float" office:value="1196.8978058689916" table:style-name="ce7">
            <text:p><text:s/>1,196.9<text:s/></text:p>
          </table:table-cell>
          <table:table-cell office:value-type="float" office:value="1923.6250286805177" table:style-name="ce7">
            <text:p><text:s/>1,923.6<text:s/></text:p>
          </table:table-cell>
          <table:table-cell office:value-type="float" office:value="1022.0200445326595" table:style-name="ce7">
            <text:p><text:s/>1,022.0<text:s/></text:p>
          </table:table-cell>
          <table:table-cell office:value-type="float" office:value="517.2249154197566" table:style-name="ce7">
            <text:p><text:s/>517.2<text:s/></text:p>
          </table:table-cell>
          <table:table-cell office:value-type="float" office:value="580.19233953953233" table:style-name="ce7">
            <text:p><text:s/>580.2<text:s/></text:p>
          </table:table-cell>
          <table:table-cell office:value-type="float" office:value="569.80810570117671" table:style-name="ce7">
            <text:p><text:s/>569.8<text:s/></text:p>
          </table:table-cell>
          <table:table-cell office:value-type="float" office:value="583.62586078601976" table:style-name="ce7">
            <text:p><text:s/>583.6<text:s/></text:p>
          </table:table-cell>
          <table:table-cell office:value-type="float" office:value="1189.358792293255" table:style-name="ce7">
            <text:p><text:s/>1,189.4<text:s/></text:p>
          </table:table-cell>
          <table:table-cell office:value-type="float" office:value="4610.6415969080917" table:style-name="ce7">
            <text:p><text:s/>4,610.6<text:s/></text:p>
          </table:table-cell>
          <table:table-cell office:value-type="float" office:value="1972.6675054996895" table:style-name="ce7">
            <text:p><text:s/>1,972.7<text:s/></text:p>
          </table:table-cell>
          <table:table-cell office:value-type="float" office:value="548.13072172700095" table:style-name="ce7">
            <text:p><text:s/>548.1<text:s/></text:p>
          </table:table-cell>
          <table:table-cell office:value-type="float" office:value="613.45768517204647" table:style-name="ce7">
            <text:p><text:s/>613.5<text:s/></text:p>
          </table:table-cell>
          <table:table-cell office:value-type="float" office:value="584.92962302353965" table:style-name="ce7">
            <text:p><text:s/>584.9<text:s/></text:p>
          </table:table-cell>
          <table:table-cell office:value-type="float" office:value="729.98130254253442" table:style-name="ce7">
            <text:p><text:s/>730.0<text:s/></text:p>
          </table:table-cell>
          <table:table-cell office:value-type="float" office:value="1155.9337440099764" table:style-name="ce7">
            <text:p><text:s/>1,155.9<text:s/></text:p>
          </table:table-cell>
          <table:table-cell office:value-type="float" office:value="558.94093412481868" table:style-name="ce7">
            <text:p><text:s/>558.9<text:s/></text:p>
          </table:table-cell>
          <table:table-cell office:value-type="float" office:value="1229.5523092185474" table:style-name="ce7">
            <text:p><text:s/>1,229.6<text:s/></text:p>
          </table:table-cell>
          <table:table-cell office:value-type="float" office:value="815.97719401045549" table:style-name="ce7">
            <text:p><text:s/>816.0<text:s/></text:p>
          </table:table-cell>
          <table:table-cell office:value-type="float" office:value="752.92376829544867" table:style-name="ce7">
            <text:p><text:s/>752.9<text:s/></text:p>
          </table:table-cell>
          <table:table-cell office:value-type="float" office:value="851.92651165712562" table:style-name="ce7">
            <text:p><text:s/>851.9<text:s/></text:p>
          </table:table-cell>
          <table:table-cell office:value-type="float" office:value="765.83894564678201" table:style-name="ce7">
            <text:p><text:s/>765.8<text:s/></text:p>
          </table:table-cell>
          <table:table-cell office:value-type="float" office:value="1052.6293118531994" table:style-name="ce7">
            <text:p><text:s/>1,052.6<text:s/></text:p>
          </table:table-cell>
          <table:table-cell office:value-type="float" office:value="627.2574520994151" table:style-name="ce7">
            <text:p><text:s/>627.3<text:s/></text:p>
          </table:table-cell>
          <table:table-cell office:value-type="float" office:value="767.05325708986243" table:style-name="ce7">
            <text:p><text:s/>767.1<text:s/></text:p>
          </table:table-cell>
          <table:table-cell office:value-type="float" office:value="9709.5899258169939" table:style-name="ce7">
            <text:p><text:s/>9,709.6<text:s/></text:p>
          </table:table-cell>
          <table:table-cell table:number-columns-repeated="16349" table:style-name="ce1"/>
        </table:table-row>
        <table:table-row table:style-name="ro1">
          <table:table-cell office:value-type="float" office:value="2016" table:style-name="ce1">
            <text:p>2016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O2</text:p>
          </table:table-cell>
          <table:table-cell office:value-type="float" office:value="378497.21621309768" table:style-name="ce11">
            <text:p><text:s/>378,497<text:s/></text:p>
          </table:table-cell>
          <table:table-cell office:value-type="float" office:value="931612.90595301881" table:style-name="ce11">
            <text:p><text:s/>931,613<text:s/></text:p>
          </table:table-cell>
          <table:table-cell office:value-type="float" office:value="2346654.6685847263" table:style-name="ce11">
            <text:p><text:s/>2,346,655<text:s/></text:p>
          </table:table-cell>
          <table:table-cell office:value-type="float" office:value="1146107.5082860184" table:style-name="ce11">
            <text:p><text:s/>1,146,108<text:s/></text:p>
          </table:table-cell>
          <table:table-cell office:value-type="float" office:value="735270.10001477448" table:style-name="ce11">
            <text:p><text:s/>735,270<text:s/></text:p>
          </table:table-cell>
          <table:table-cell office:value-type="float" office:value="628638.38269249722" table:style-name="ce11">
            <text:p><text:s/>628,638<text:s/></text:p>
          </table:table-cell>
          <table:table-cell office:value-type="float" office:value="220492.48712937266" table:style-name="ce11">
            <text:p><text:s/>220,492<text:s/></text:p>
          </table:table-cell>
          <table:table-cell office:value-type="float" office:value="955692.91709112388" table:style-name="ce11">
            <text:p><text:s/>955,693<text:s/></text:p>
          </table:table-cell>
          <table:table-cell office:value-type="float" office:value="719743.75595883862" table:style-name="ce11">
            <text:p><text:s/>719,744<text:s/></text:p>
          </table:table-cell>
          <table:table-cell office:value-type="float" office:value="771312.99816812691" table:style-name="ce11">
            <text:p><text:s/>771,313<text:s/></text:p>
          </table:table-cell>
          <table:table-cell office:value-type="float" office:value="1870189.8673260333" table:style-name="ce11">
            <text:p><text:s/>1,870,190<text:s/></text:p>
          </table:table-cell>
          <table:table-cell office:value-type="float" office:value="544298.67000639776" table:style-name="ce11">
            <text:p><text:s/>544,299<text:s/></text:p>
          </table:table-cell>
          <table:table-cell office:value-type="float" office:value="370050.8162068919" table:style-name="ce11">
            <text:p><text:s/>370,051<text:s/></text:p>
          </table:table-cell>
          <table:table-cell office:value-type="float" office:value="406433.24740091851" table:style-name="ce11">
            <text:p><text:s/>406,433<text:s/></text:p>
          </table:table-cell>
          <table:table-cell office:value-type="float" office:value="446732.94489460916" table:style-name="ce11">
            <text:p><text:s/>446,733<text:s/></text:p>
          </table:table-cell>
          <table:table-cell office:value-type="float" office:value="487340.55761053786" table:style-name="ce11">
            <text:p><text:s/>487,341<text:s/></text:p>
          </table:table-cell>
          <table:table-cell office:value-type="float" office:value="676936.58973370143" table:style-name="ce11">
            <text:p><text:s/>676,937<text:s/></text:p>
          </table:table-cell>
          <table:table-cell office:value-type="float" office:value="1766130.9356385558" table:style-name="ce11">
            <text:p><text:s/>1,766,131<text:s/></text:p>
          </table:table-cell>
          <table:table-cell office:value-type="float" office:value="755243.73755525134" table:style-name="ce11">
            <text:p><text:s/>755,244<text:s/></text:p>
          </table:table-cell>
          <table:table-cell office:value-type="float" office:value="400110.94130169979" table:style-name="ce11">
            <text:p><text:s/>400,111<text:s/></text:p>
          </table:table-cell>
          <table:table-cell office:value-type="float" office:value="445887.36392897693" table:style-name="ce11">
            <text:p><text:s/>445,887<text:s/></text:p>
          </table:table-cell>
          <table:table-cell office:value-type="float" office:value="379459.48125443858" table:style-name="ce11">
            <text:p><text:s/>379,459<text:s/></text:p>
          </table:table-cell>
          <table:table-cell office:value-type="float" office:value="546808.45153874718" table:style-name="ce11">
            <text:p><text:s/>546,808<text:s/></text:p>
          </table:table-cell>
          <table:table-cell office:value-type="float" office:value="701847.2386997994" table:style-name="ce11">
            <text:p><text:s/>701,847<text:s/></text:p>
          </table:table-cell>
          <table:table-cell office:value-type="float" office:value="395774.09884873265" table:style-name="ce11">
            <text:p><text:s/>395,774<text:s/></text:p>
          </table:table-cell>
          <table:table-cell office:value-type="float" office:value="715443.89554497751" table:style-name="ce11">
            <text:p><text:s/>715,444<text:s/></text:p>
          </table:table-cell>
          <table:table-cell office:value-type="float" office:value="580323.14834290522" table:style-name="ce11">
            <text:p><text:s/>580,323<text:s/></text:p>
          </table:table-cell>
          <table:table-cell office:value-type="float" office:value="497155.73902233545" table:style-name="ce11">
            <text:p><text:s/>497,156<text:s/></text:p>
          </table:table-cell>
          <table:table-cell office:value-type="float" office:value="547246.11100320949" table:style-name="ce11">
            <text:p><text:s/>547,246<text:s/></text:p>
          </table:table-cell>
          <table:table-cell office:value-type="float" office:value="359545.86332197272" table:style-name="ce11">
            <text:p><text:s/>359,546<text:s/></text:p>
          </table:table-cell>
          <table:table-cell office:value-type="float" office:value="476354.18851209217" table:style-name="ce11">
            <text:p><text:s/>476,354<text:s/></text:p>
          </table:table-cell>
          <table:table-cell office:value-type="float" office:value="467117.90474709985" table:style-name="ce11">
            <text:p><text:s/>467,118<text:s/></text:p>
          </table:table-cell>
          <table:table-cell office:value-type="float" office:value="582577.61786321423" table:style-name="ce11">
            <text:p><text:s/>582,578<text:s/></text:p>
          </table:table-cell>
          <table:table-cell office:value-type="float" office:value="5262332.5102128871" table:style-name="ce11">
            <text:p><text:s/>5,262,333<text:s/></text:p>
          </table:table-cell>
          <table:table-cell table:number-columns-repeated="16349" table:style-name="ce1"/>
        </table:table-row>
        <table:table-row table:style-name="ro2">
          <table:table-cell office:value-type="string" table:style-name="ce1">
            <text:p>PM2.5</text:p>
          </table:table-cell>
          <table:table-cell office:value-type="float" office:value="104.4780410322882" table:style-name="ce10">
            <text:p><text:s/>104.5<text:s/></text:p>
          </table:table-cell>
          <table:table-cell office:value-type="float" office:value="188.61917325385107" table:style-name="ce10">
            <text:p><text:s/>188.6<text:s/></text:p>
          </table:table-cell>
          <table:table-cell office:value-type="float" office:value="143.65808120484445" table:style-name="ce10">
            <text:p><text:s/>143.7<text:s/></text:p>
          </table:table-cell>
          <table:table-cell office:value-type="float" office:value="117.78293029853279" table:style-name="ce10">
            <text:p><text:s/>117.8<text:s/></text:p>
          </table:table-cell>
          <table:table-cell office:value-type="float" office:value="160.32280649104536" table:style-name="ce10">
            <text:p><text:s/>160.3<text:s/></text:p>
          </table:table-cell>
          <table:table-cell office:value-type="float" office:value="101.13195188718086" table:style-name="ce10">
            <text:p><text:s/>101.1<text:s/></text:p>
          </table:table-cell>
          <table:table-cell office:value-type="float" office:value="45.205368670064878" table:style-name="ce10">
            <text:p><text:s/>45.2<text:s/></text:p>
          </table:table-cell>
          <table:table-cell office:value-type="float" office:value="203.47883131493214" table:style-name="ce10">
            <text:p><text:s/>203.5<text:s/></text:p>
          </table:table-cell>
          <table:table-cell office:value-type="float" office:value="138.68459792695307" table:style-name="ce10">
            <text:p><text:s/>138.7<text:s/></text:p>
          </table:table-cell>
          <table:table-cell office:value-type="float" office:value="161.66402278288399" table:style-name="ce10">
            <text:p><text:s/>161.7<text:s/></text:p>
          </table:table-cell>
          <table:table-cell office:value-type="float" office:value="168.02566558353564" table:style-name="ce10">
            <text:p><text:s/>168.0<text:s/></text:p>
          </table:table-cell>
          <table:table-cell office:value-type="float" office:value="139.25842853823346" table:style-name="ce10">
            <text:p><text:s/>139.3<text:s/></text:p>
          </table:table-cell>
          <table:table-cell office:value-type="float" office:value="71.79684180031164" table:style-name="ce10">
            <text:p><text:s/>71.8<text:s/></text:p>
          </table:table-cell>
          <table:table-cell office:value-type="float" office:value="65.978673948378756" table:style-name="ce10">
            <text:p><text:s/>66.0<text:s/></text:p>
          </table:table-cell>
          <table:table-cell office:value-type="float" office:value="76.255579437078339" table:style-name="ce10">
            <text:p><text:s/>76.3<text:s/></text:p>
          </table:table-cell>
          <table:table-cell office:value-type="float" office:value="96.147678249694039" table:style-name="ce10">
            <text:p><text:s/>96.1<text:s/></text:p>
          </table:table-cell>
          <table:table-cell office:value-type="float" office:value="137.33247409418644" table:style-name="ce10">
            <text:p><text:s/>137.3<text:s/></text:p>
          </table:table-cell>
          <table:table-cell office:value-type="float" office:value="278.8292400654916" table:style-name="ce10">
            <text:p><text:s/>278.8<text:s/></text:p>
          </table:table-cell>
          <table:table-cell office:value-type="float" office:value="123.48148852977069" table:style-name="ce10">
            <text:p><text:s/>123.5<text:s/></text:p>
          </table:table-cell>
          <table:table-cell office:value-type="float" office:value="62.603184167241032" table:style-name="ce10">
            <text:p><text:s/>62.6<text:s/></text:p>
          </table:table-cell>
          <table:table-cell office:value-type="float" office:value="63.689930690443546" table:style-name="ce10">
            <text:p><text:s/>63.7<text:s/></text:p>
          </table:table-cell>
          <table:table-cell office:value-type="float" office:value="76.27117115844014" table:style-name="ce10">
            <text:p><text:s/>76.3<text:s/></text:p>
          </table:table-cell>
          <table:table-cell office:value-type="float" office:value="96.86710875114413" table:style-name="ce10">
            <text:p><text:s/>96.9<text:s/></text:p>
          </table:table-cell>
          <table:table-cell office:value-type="float" office:value="85.383853855764428" table:style-name="ce10">
            <text:p><text:s/>85.4<text:s/></text:p>
          </table:table-cell>
          <table:table-cell office:value-type="float" office:value="78.777540781784737" table:style-name="ce10">
            <text:p><text:s/>78.8<text:s/></text:p>
          </table:table-cell>
          <table:table-cell office:value-type="float" office:value="131.3991159394721" table:style-name="ce10">
            <text:p><text:s/>131.4<text:s/></text:p>
          </table:table-cell>
          <table:table-cell office:value-type="float" office:value="108.08456699559655" table:style-name="ce10">
            <text:p><text:s/>108.1<text:s/></text:p>
          </table:table-cell>
          <table:table-cell office:value-type="float" office:value="86.890077470217804" table:style-name="ce10">
            <text:p><text:s/>86.9<text:s/></text:p>
          </table:table-cell>
          <table:table-cell office:value-type="float" office:value="89.30777812668687" table:style-name="ce10">
            <text:p><text:s/>89.3<text:s/></text:p>
          </table:table-cell>
          <table:table-cell office:value-type="float" office:value="84.208281531811494" table:style-name="ce10">
            <text:p><text:s/>84.2<text:s/></text:p>
          </table:table-cell>
          <table:table-cell office:value-type="float" office:value="113.40377288844701" table:style-name="ce10">
            <text:p><text:s/>113.4<text:s/></text:p>
          </table:table-cell>
          <table:table-cell office:value-type="float" office:value="86.121327499986094" table:style-name="ce10">
            <text:p><text:s/>86.1<text:s/></text:p>
          </table:table-cell>
          <table:table-cell office:value-type="float" office:value="103.37131605066369" table:style-name="ce10">
            <text:p><text:s/>103.4<text:s/></text:p>
          </table:table-cell>
          <table:table-cell office:value-type="float" office:value="855.39894001351706" table:style-name="ce10">
            <text:p><text:s/>855.4<text:s/></text:p>
          </table:table-cell>
          <table:table-cell table:number-columns-repeated="16349" table:style-name="ce1"/>
        </table:table-row>
        <table:table-row table:style-name="ro2">
          <table:table-cell office:value-type="string" table:style-name="ce1">
            <text:p>PM10</text:p>
          </table:table-cell>
          <table:table-cell office:value-type="float" office:value="235.32093231018283" table:style-name="ce9">
            <text:p><text:s/>235.3<text:s/></text:p>
          </table:table-cell>
          <table:table-cell office:value-type="float" office:value="469.1911598493445" table:style-name="ce9">
            <text:p><text:s/>469.2<text:s/></text:p>
          </table:table-cell>
          <table:table-cell office:value-type="float" office:value="304.20062672020742" table:style-name="ce9">
            <text:p><text:s/>304.2<text:s/></text:p>
          </table:table-cell>
          <table:table-cell office:value-type="float" office:value="241.79140219414944" table:style-name="ce9">
            <text:p><text:s/>241.8<text:s/></text:p>
          </table:table-cell>
          <table:table-cell office:value-type="float" office:value="361.06253449825385" table:style-name="ce9">
            <text:p><text:s/>361.1<text:s/></text:p>
          </table:table-cell>
          <table:table-cell office:value-type="float" office:value="178.13996832627936" table:style-name="ce9">
            <text:p><text:s/>178.1<text:s/></text:p>
          </table:table-cell>
          <table:table-cell office:value-type="float" office:value="71.36150818107474" table:style-name="ce9">
            <text:p><text:s/>71.4<text:s/></text:p>
          </table:table-cell>
          <table:table-cell office:value-type="float" office:value="346.85161647360763" table:style-name="ce9">
            <text:p><text:s/>346.9<text:s/></text:p>
          </table:table-cell>
          <table:table-cell office:value-type="float" office:value="289.54566644563835" table:style-name="ce9">
            <text:p><text:s/>289.5<text:s/></text:p>
          </table:table-cell>
          <table:table-cell office:value-type="float" office:value="333.35649815949301" table:style-name="ce9">
            <text:p><text:s/>333.4<text:s/></text:p>
          </table:table-cell>
          <table:table-cell office:value-type="float" office:value="381.11322759392647" table:style-name="ce9">
            <text:p><text:s/>381.1<text:s/></text:p>
          </table:table-cell>
          <table:table-cell office:value-type="float" office:value="330.01060637710339" table:style-name="ce9">
            <text:p><text:s/>330.0<text:s/></text:p>
          </table:table-cell>
          <table:table-cell office:value-type="float" office:value="155.57010252536057" table:style-name="ce9">
            <text:p><text:s/>155.6<text:s/></text:p>
          </table:table-cell>
          <table:table-cell office:value-type="float" office:value="126.73464335802331" table:style-name="ce9">
            <text:p><text:s/>126.7<text:s/></text:p>
          </table:table-cell>
          <table:table-cell office:value-type="float" office:value="169.47665470869282" table:style-name="ce9">
            <text:p><text:s/>169.5<text:s/></text:p>
          </table:table-cell>
          <table:table-cell office:value-type="float" office:value="213.72139752993181" table:style-name="ce9">
            <text:p><text:s/>213.7<text:s/></text:p>
          </table:table-cell>
          <table:table-cell office:value-type="float" office:value="322.02336666156708" table:style-name="ce9">
            <text:p><text:s/>322.0<text:s/></text:p>
          </table:table-cell>
          <table:table-cell office:value-type="float" office:value="581.26292404938658" table:style-name="ce9">
            <text:p><text:s/>581.3<text:s/></text:p>
          </table:table-cell>
          <table:table-cell office:value-type="float" office:value="259.01185474083047" table:style-name="ce9">
            <text:p><text:s/>259.0<text:s/></text:p>
          </table:table-cell>
          <table:table-cell office:value-type="float" office:value="120.4033938889358" table:style-name="ce9">
            <text:p><text:s/>120.4<text:s/></text:p>
          </table:table-cell>
          <table:table-cell office:value-type="float" office:value="109.3016052492997" table:style-name="ce9">
            <text:p><text:s/>109.3<text:s/></text:p>
          </table:table-cell>
          <table:table-cell office:value-type="float" office:value="156.70386981010759" table:style-name="ce9">
            <text:p><text:s/>156.7<text:s/></text:p>
          </table:table-cell>
          <table:table-cell office:value-type="float" office:value="226.47301233606211" table:style-name="ce9">
            <text:p><text:s/>226.5<text:s/></text:p>
          </table:table-cell>
          <table:table-cell office:value-type="float" office:value="188.89730084180499" table:style-name="ce9">
            <text:p><text:s/>188.9<text:s/></text:p>
          </table:table-cell>
          <table:table-cell office:value-type="float" office:value="149.01453459665268" table:style-name="ce9">
            <text:p><text:s/>149.0<text:s/></text:p>
          </table:table-cell>
          <table:table-cell office:value-type="float" office:value="289.60655420266494" table:style-name="ce9">
            <text:p><text:s/>289.6<text:s/></text:p>
          </table:table-cell>
          <table:table-cell office:value-type="float" office:value="217.69190593177689" table:style-name="ce9">
            <text:p><text:s/>217.7<text:s/></text:p>
          </table:table-cell>
          <table:table-cell office:value-type="float" office:value="177.73961199539369" table:style-name="ce9">
            <text:p><text:s/>177.7<text:s/></text:p>
          </table:table-cell>
          <table:table-cell office:value-type="float" office:value="203.74207774525979" table:style-name="ce9">
            <text:p><text:s/>203.7<text:s/></text:p>
          </table:table-cell>
          <table:table-cell office:value-type="float" office:value="161.70248857683737" table:style-name="ce9">
            <text:p><text:s/>161.7<text:s/></text:p>
          </table:table-cell>
          <table:table-cell office:value-type="float" office:value="229.86062784097061" table:style-name="ce9">
            <text:p><text:s/>229.9<text:s/></text:p>
          </table:table-cell>
          <table:table-cell office:value-type="float" office:value="179.97487105722612" table:style-name="ce9">
            <text:p><text:s/>180.0<text:s/></text:p>
          </table:table-cell>
          <table:table-cell office:value-type="float" office:value="206.26865616516326" table:style-name="ce9">
            <text:p><text:s/>206.3<text:s/></text:p>
          </table:table-cell>
          <table:table-cell office:value-type="float" office:value="1743.338637551891" table:style-name="ce9">
            <text:p><text:s/>1,743.3<text:s/></text:p>
          </table:table-cell>
          <table:table-cell table:number-columns-repeated="16349" table:style-name="ce1"/>
        </table:table-row>
        <table:table-row table:style-name="ro2">
          <table:table-cell office:value-type="string" table:style-name="ce1">
            <text:p>NOX</text:p>
          </table:table-cell>
          <table:table-cell office:value-type="float" office:value="909.4421396558995" table:style-name="ce8">
            <text:p><text:s/>909.4<text:s/></text:p>
          </table:table-cell>
          <table:table-cell office:value-type="float" office:value="1831.8915344843906" table:style-name="ce8">
            <text:p><text:s/>1,831.9<text:s/></text:p>
          </table:table-cell>
          <table:table-cell office:value-type="float" office:value="2238.0847914915203" table:style-name="ce8">
            <text:p><text:s/>2,238.1<text:s/></text:p>
          </table:table-cell>
          <table:table-cell office:value-type="float" office:value="1419.3513529335623" table:style-name="ce8">
            <text:p><text:s/>1,419.4<text:s/></text:p>
          </table:table-cell>
          <table:table-cell office:value-type="float" office:value="1285.047200993092" table:style-name="ce8">
            <text:p><text:s/>1,285.0<text:s/></text:p>
          </table:table-cell>
          <table:table-cell office:value-type="float" office:value="1136.5320130652733" table:style-name="ce8">
            <text:p><text:s/>1,136.5<text:s/></text:p>
          </table:table-cell>
          <table:table-cell office:value-type="float" office:value="577.40148980965591" table:style-name="ce8">
            <text:p><text:s/>577.4<text:s/></text:p>
          </table:table-cell>
          <table:table-cell office:value-type="float" office:value="2052.0112704019839" table:style-name="ce8">
            <text:p><text:s/>2,052.0<text:s/></text:p>
          </table:table-cell>
          <table:table-cell office:value-type="float" office:value="1199.5775643603406" table:style-name="ce8">
            <text:p><text:s/>1,199.6<text:s/></text:p>
          </table:table-cell>
          <table:table-cell office:value-type="float" office:value="1631.557030923309" table:style-name="ce8">
            <text:p><text:s/>1,631.6<text:s/></text:p>
          </table:table-cell>
          <table:table-cell office:value-type="float" office:value="2489.2428568747614" table:style-name="ce8">
            <text:p><text:s/>2,489.2<text:s/></text:p>
          </table:table-cell>
          <table:table-cell office:value-type="float" office:value="1260.3977712076487" table:style-name="ce8">
            <text:p><text:s/>1,260.4<text:s/></text:p>
          </table:table-cell>
          <table:table-cell office:value-type="float" office:value="682.45906534263872" table:style-name="ce8">
            <text:p><text:s/>682.5<text:s/></text:p>
          </table:table-cell>
          <table:table-cell office:value-type="float" office:value="730.09634567274736" table:style-name="ce8">
            <text:p><text:s/>730.1<text:s/></text:p>
          </table:table-cell>
          <table:table-cell office:value-type="float" office:value="788.44672459227559" table:style-name="ce8">
            <text:p><text:s/>788.4<text:s/></text:p>
          </table:table-cell>
          <table:table-cell office:value-type="float" office:value="767.66123326428828" table:style-name="ce8">
            <text:p><text:s/>767.7<text:s/></text:p>
          </table:table-cell>
          <table:table-cell office:value-type="float" office:value="1377.0777437892327" table:style-name="ce8">
            <text:p><text:s/>1,377.1<text:s/></text:p>
          </table:table-cell>
          <table:table-cell office:value-type="float" office:value="5143.1499690233322" table:style-name="ce8">
            <text:p><text:s/>5,143.1<text:s/></text:p>
          </table:table-cell>
          <table:table-cell office:value-type="float" office:value="2053.5677317382178" table:style-name="ce8">
            <text:p><text:s/>2,053.6<text:s/></text:p>
          </table:table-cell>
          <table:table-cell office:value-type="float" office:value="672.52371016698714" table:style-name="ce8">
            <text:p><text:s/>672.5<text:s/></text:p>
          </table:table-cell>
          <table:table-cell office:value-type="float" office:value="746.00007304725932" table:style-name="ce8">
            <text:p><text:s/>746.0<text:s/></text:p>
          </table:table-cell>
          <table:table-cell office:value-type="float" office:value="729.52474730796098" table:style-name="ce8">
            <text:p><text:s/>729.5<text:s/></text:p>
          </table:table-cell>
          <table:table-cell office:value-type="float" office:value="941.36826530597318" table:style-name="ce8">
            <text:p><text:s/>941.4<text:s/></text:p>
          </table:table-cell>
          <table:table-cell office:value-type="float" office:value="1439.3043582967732" table:style-name="ce8">
            <text:p><text:s/>1,439.3<text:s/></text:p>
          </table:table-cell>
          <table:table-cell office:value-type="float" office:value="644.04801008393451" table:style-name="ce8">
            <text:p><text:s/>644.0<text:s/></text:p>
          </table:table-cell>
          <table:table-cell office:value-type="float" office:value="1468.122192770456" table:style-name="ce8">
            <text:p><text:s/>1,468.1<text:s/></text:p>
          </table:table-cell>
          <table:table-cell office:value-type="float" office:value="1024.821434854206" table:style-name="ce8">
            <text:p><text:s/>1,024.8<text:s/></text:p>
          </table:table-cell>
          <table:table-cell office:value-type="float" office:value="978.025263515196" table:style-name="ce8">
            <text:p><text:s/>978.0<text:s/></text:p>
          </table:table-cell>
          <table:table-cell office:value-type="float" office:value="1057.1499159641642" table:style-name="ce8">
            <text:p><text:s/>1,057.1<text:s/></text:p>
          </table:table-cell>
          <table:table-cell office:value-type="float" office:value="678.48650795990181" table:style-name="ce8">
            <text:p><text:s/>678.5<text:s/></text:p>
          </table:table-cell>
          <table:table-cell office:value-type="float" office:value="1184.9716169294395" table:style-name="ce8">
            <text:p><text:s/>1,185.0<text:s/></text:p>
          </table:table-cell>
          <table:table-cell office:value-type="float" office:value="812.00800925698695" table:style-name="ce8">
            <text:p><text:s/>812.0<text:s/></text:p>
          </table:table-cell>
          <table:table-cell office:value-type="float" office:value="955.16976899015526" table:style-name="ce8">
            <text:p><text:s/>955.2<text:s/></text:p>
          </table:table-cell>
          <table:table-cell office:value-type="float" office:value="11493.739356385502" table:style-name="ce8">
            <text:p><text:s/>11,493.7<text:s/></text:p>
          </table:table-cell>
          <table:table-cell table:number-columns-repeated="16349" table:style-name="ce1"/>
        </table:table-row>
        <table:table-row table:style-name="ro1">
          <table:table-cell office:value-type="float" office:value="2013" table:style-name="ce1">
            <text:p>201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2</text:p>
          </table:table-cell>
          <table:table-cell office:value-type="float" office:value="707193.71360254998" table:style-name="ce12">
            <text:p><text:s/>707,194<text:s/></text:p>
          </table:table-cell>
          <table:table-cell office:value-type="float" office:value="971426.10805589624" table:style-name="ce12">
            <text:p><text:s/>971,426<text:s/></text:p>
          </table:table-cell>
          <table:table-cell office:value-type="float" office:value="600597.34463408485" table:style-name="ce12">
            <text:p><text:s/>600,597<text:s/></text:p>
          </table:table-cell>
          <table:table-cell office:value-type="float" office:value="666849.13803833688" table:style-name="ce12">
            <text:p><text:s/>666,849<text:s/></text:p>
          </table:table-cell>
          <table:table-cell office:value-type="float" office:value="778200.21281120903" table:style-name="ce12">
            <text:p><text:s/>778,200<text:s/></text:p>
          </table:table-cell>
          <table:table-cell office:value-type="float" office:value="655957.2033187598" table:style-name="ce12">
            <text:p><text:s/>655,957<text:s/></text:p>
          </table:table-cell>
          <table:table-cell office:value-type="float" office:value="205886.90820050589" table:style-name="ce12">
            <text:p><text:s/>205,887<text:s/></text:p>
          </table:table-cell>
          <table:table-cell office:value-type="float" office:value="977775.16662637878" table:style-name="ce12">
            <text:p><text:s/>977,775<text:s/></text:p>
          </table:table-cell>
          <table:table-cell office:value-type="float" office:value="758491.58916503459" table:style-name="ce12">
            <text:p><text:s/>758,492<text:s/></text:p>
          </table:table-cell>
          <table:table-cell office:value-type="float" office:value="828795.52882184007" table:style-name="ce12">
            <text:p><text:s/>828,796<text:s/></text:p>
          </table:table-cell>
          <table:table-cell office:value-type="float" office:value="1632801.3030547942" table:style-name="ce12">
            <text:p><text:s/>1,632,801<text:s/></text:p>
          </table:table-cell>
          <table:table-cell office:value-type="float" office:value="600964.52698121197" table:style-name="ce12">
            <text:p><text:s/>600,965<text:s/></text:p>
          </table:table-cell>
          <table:table-cell office:value-type="float" office:value="400418.50795344566" table:style-name="ce12">
            <text:p><text:s/>400,419<text:s/></text:p>
          </table:table-cell>
          <table:table-cell office:value-type="float" office:value="425956.7432299527" table:style-name="ce12">
            <text:p><text:s/>425,957<text:s/></text:p>
          </table:table-cell>
          <table:table-cell office:value-type="float" office:value="455346.51117077866" table:style-name="ce12">
            <text:p><text:s/>455,347<text:s/></text:p>
          </table:table-cell>
          <table:table-cell office:value-type="float" office:value="551879.98809804965" table:style-name="ce12">
            <text:p><text:s/>551,880<text:s/></text:p>
          </table:table-cell>
          <table:table-cell office:value-type="float" office:value="972123.21119993925" table:style-name="ce12">
            <text:p><text:s/>972,123<text:s/></text:p>
          </table:table-cell>
          <table:table-cell office:value-type="float" office:value="1963424.7787693315" table:style-name="ce12">
            <text:p><text:s/>1,963,425<text:s/></text:p>
          </table:table-cell>
          <table:table-cell office:value-type="float" office:value="838249.15321729053" table:style-name="ce12">
            <text:p><text:s/>838,249<text:s/></text:p>
          </table:table-cell>
          <table:table-cell office:value-type="float" office:value="418885.21160981001" table:style-name="ce12">
            <text:p><text:s/>418,885<text:s/></text:p>
          </table:table-cell>
          <table:table-cell office:value-type="float" office:value="451069.50034100097" table:style-name="ce12">
            <text:p><text:s/>451,070<text:s/></text:p>
          </table:table-cell>
          <table:table-cell office:value-type="float" office:value="397318.82843919873" table:style-name="ce12">
            <text:p><text:s/>397,319<text:s/></text:p>
          </table:table-cell>
          <table:table-cell office:value-type="float" office:value="621817.74735285563" table:style-name="ce12">
            <text:p><text:s/>621,818<text:s/></text:p>
          </table:table-cell>
          <table:table-cell office:value-type="float" office:value="882993.0619886315" table:style-name="ce12">
            <text:p><text:s/>882,993<text:s/></text:p>
          </table:table-cell>
          <table:table-cell office:value-type="float" office:value="437496.24857928854" table:style-name="ce12">
            <text:p><text:s/>437,496<text:s/></text:p>
          </table:table-cell>
          <table:table-cell office:value-type="float" office:value="812883.12048264011" table:style-name="ce12">
            <text:p><text:s/>812,883<text:s/></text:p>
          </table:table-cell>
          <table:table-cell office:value-type="float" office:value="644784.82681143668" table:style-name="ce12">
            <text:p><text:s/>644,785<text:s/></text:p>
          </table:table-cell>
          <table:table-cell office:value-type="float" office:value="549491.4023853417" table:style-name="ce12">
            <text:p><text:s/>549,491<text:s/></text:p>
          </table:table-cell>
          <table:table-cell office:value-type="float" office:value="591070.17332149239" table:style-name="ce12">
            <text:p><text:s/>591,070<text:s/></text:p>
          </table:table-cell>
          <table:table-cell office:value-type="float" office:value="391367.37677574868" table:style-name="ce12">
            <text:p><text:s/>391,367<text:s/></text:p>
          </table:table-cell>
          <table:table-cell office:value-type="float" office:value="487487.2234452776" table:style-name="ce12">
            <text:p><text:s/>487,487<text:s/></text:p>
          </table:table-cell>
          <table:table-cell office:value-type="float" office:value="488298.28273241839" table:style-name="ce12">
            <text:p><text:s/>488,298<text:s/></text:p>
          </table:table-cell>
          <table:table-cell office:value-type="float" office:value="620519.72667885525" table:style-name="ce12">
            <text:p><text:s/>620,520<text:s/></text:p>
          </table:table-cell>
          <table:table-cell office:value-type="float" office:value="5527697.0530594839" table:style-name="ce12">
            <text:p><text:s/>5,527,697<text:s/>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PM2.5</text:p>
          </table:table-cell>
          <table:table-cell office:value-type="float" office:value="77.51453700955345" table:style-name="ce14">
            <text:p><text:s/>77.5<text:s/></text:p>
          </table:table-cell>
          <table:table-cell office:value-type="float" office:value="124.90009763484581" table:style-name="ce14">
            <text:p><text:s/>124.9<text:s/></text:p>
          </table:table-cell>
          <table:table-cell office:value-type="float" office:value="81.82697095666768" table:style-name="ce14">
            <text:p><text:s/>81.8<text:s/></text:p>
          </table:table-cell>
          <table:table-cell office:value-type="float" office:value="72.025949951681241" table:style-name="ce14">
            <text:p><text:s/>72.0<text:s/></text:p>
          </table:table-cell>
          <table:table-cell office:value-type="float" office:value="89.64742622356701" table:style-name="ce14">
            <text:p><text:s/>89.6<text:s/></text:p>
          </table:table-cell>
          <table:table-cell office:value-type="float" office:value="57.037508535322161" table:style-name="ce14">
            <text:p><text:s/>57.0<text:s/></text:p>
          </table:table-cell>
          <table:table-cell office:value-type="float" office:value="15.669412711505897" table:style-name="ce14">
            <text:p><text:s/>15.7<text:s/></text:p>
          </table:table-cell>
          <table:table-cell office:value-type="float" office:value="80.026449677398674" table:style-name="ce14">
            <text:p><text:s/>80.0<text:s/></text:p>
          </table:table-cell>
          <table:table-cell office:value-type="float" office:value="80.071274351990311" table:style-name="ce14">
            <text:p><text:s/>80.1<text:s/></text:p>
          </table:table-cell>
          <table:table-cell office:value-type="float" office:value="106.2802504089935" table:style-name="ce14">
            <text:p><text:s/>106.3<text:s/></text:p>
          </table:table-cell>
          <table:table-cell office:value-type="float" office:value="100.48536128754715" table:style-name="ce14">
            <text:p><text:s/>100.5<text:s/></text:p>
          </table:table-cell>
          <table:table-cell office:value-type="float" office:value="96.930681492871557" table:style-name="ce14">
            <text:p><text:s/>96.9<text:s/></text:p>
          </table:table-cell>
          <table:table-cell office:value-type="float" office:value="43.394333493926069" table:style-name="ce14">
            <text:p><text:s/>43.4<text:s/></text:p>
          </table:table-cell>
          <table:table-cell office:value-type="float" office:value="41.549684485376112" table:style-name="ce14">
            <text:p><text:s/>41.5<text:s/></text:p>
          </table:table-cell>
          <table:table-cell office:value-type="float" office:value="44.597017066493279" table:style-name="ce14">
            <text:p><text:s/>44.6<text:s/></text:p>
          </table:table-cell>
          <table:table-cell office:value-type="float" office:value="57.944942660748289" table:style-name="ce14">
            <text:p><text:s/>57.9<text:s/></text:p>
          </table:table-cell>
          <table:table-cell office:value-type="float" office:value="91.357879471141004" table:style-name="ce14">
            <text:p><text:s/>91.4<text:s/></text:p>
          </table:table-cell>
          <table:table-cell office:value-type="float" office:value="186.03702832944992" table:style-name="ce14">
            <text:p><text:s/>186.0<text:s/></text:p>
          </table:table-cell>
          <table:table-cell office:value-type="float" office:value="91.833118893228331" table:style-name="ce14">
            <text:p><text:s/>91.8<text:s/></text:p>
          </table:table-cell>
          <table:table-cell office:value-type="float" office:value="35.412450424090366" table:style-name="ce14">
            <text:p><text:s/>35.4<text:s/></text:p>
          </table:table-cell>
          <table:table-cell office:value-type="float" office:value="38.691643576390454" table:style-name="ce14">
            <text:p><text:s/>38.7<text:s/></text:p>
          </table:table-cell>
          <table:table-cell office:value-type="float" office:value="41.351119217112391" table:style-name="ce14">
            <text:p><text:s/>41.4<text:s/></text:p>
          </table:table-cell>
          <table:table-cell office:value-type="float" office:value="61.383929652262871" table:style-name="ce14">
            <text:p><text:s/>61.4<text:s/></text:p>
          </table:table-cell>
          <table:table-cell office:value-type="float" office:value="50.710129389491037" table:style-name="ce14">
            <text:p><text:s/>50.7<text:s/></text:p>
          </table:table-cell>
          <table:table-cell office:value-type="float" office:value="51.454287303596253" table:style-name="ce14">
            <text:p><text:s/>51.5<text:s/></text:p>
          </table:table-cell>
          <table:table-cell office:value-type="float" office:value="75.356389792233784" table:style-name="ce14">
            <text:p><text:s/>75.4<text:s/></text:p>
          </table:table-cell>
          <table:table-cell office:value-type="float" office:value="69.254294909942558" table:style-name="ce14">
            <text:p><text:s/>69.3<text:s/></text:p>
          </table:table-cell>
          <table:table-cell office:value-type="float" office:value="51.060897538134491" table:style-name="ce14">
            <text:p><text:s/>51.1<text:s/></text:p>
          </table:table-cell>
          <table:table-cell office:value-type="float" office:value="56.186145741371334" table:style-name="ce14">
            <text:p><text:s/>56.2<text:s/></text:p>
          </table:table-cell>
          <table:table-cell office:value-type="float" office:value="50.334065582149016" table:style-name="ce14">
            <text:p><text:s/>50.3<text:s/></text:p>
          </table:table-cell>
          <table:table-cell office:value-type="float" office:value="65.112526757740426" table:style-name="ce14">
            <text:p><text:s/>65.1<text:s/></text:p>
          </table:table-cell>
          <table:table-cell office:value-type="float" office:value="52.42530117560743" table:style-name="ce14">
            <text:p><text:s/>52.4<text:s/></text:p>
          </table:table-cell>
          <table:table-cell office:value-type="float" office:value="65.380665616911713" table:style-name="ce14">
            <text:p><text:s/>65.4<text:s/></text:p>
          </table:table-cell>
          <table:table-cell office:value-type="float" office:value="635.06771890273569" table:style-name="ce14">
            <text:p><text:s/>635.1<text:s/>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PM10</text:p>
          </table:table-cell>
          <table:table-cell office:value-type="float" office:value="131.36124424340252" table:style-name="ce15">
            <text:p><text:s/>131.4<text:s/></text:p>
          </table:table-cell>
          <table:table-cell office:value-type="float" office:value="243.55028263649353" table:style-name="ce15">
            <text:p><text:s/>243.6<text:s/></text:p>
          </table:table-cell>
          <table:table-cell office:value-type="float" office:value="144.15668937322394" table:style-name="ce15">
            <text:p><text:s/>144.2<text:s/></text:p>
          </table:table-cell>
          <table:table-cell office:value-type="float" office:value="140.52814816493537" table:style-name="ce15">
            <text:p><text:s/>140.5<text:s/></text:p>
          </table:table-cell>
          <table:table-cell office:value-type="float" office:value="172.63381559121285" table:style-name="ce15">
            <text:p><text:s/>172.6<text:s/></text:p>
          </table:table-cell>
          <table:table-cell office:value-type="float" office:value="104.47199187436252" table:style-name="ce15">
            <text:p><text:s/>104.5<text:s/></text:p>
          </table:table-cell>
          <table:table-cell office:value-type="float" office:value="30.952510299927745" table:style-name="ce15">
            <text:p><text:s/>31.0<text:s/></text:p>
          </table:table-cell>
          <table:table-cell office:value-type="float" office:value="154.03158817756108" table:style-name="ce15">
            <text:p><text:s/>154.0<text:s/></text:p>
          </table:table-cell>
          <table:table-cell office:value-type="float" office:value="157.87500573499358" table:style-name="ce15">
            <text:p><text:s/>157.9<text:s/></text:p>
          </table:table-cell>
          <table:table-cell office:value-type="float" office:value="201.89413848676716" table:style-name="ce15">
            <text:p><text:s/>201.9<text:s/></text:p>
          </table:table-cell>
          <table:table-cell office:value-type="float" office:value="224.73558852481139" table:style-name="ce15">
            <text:p><text:s/>224.7<text:s/></text:p>
          </table:table-cell>
          <table:table-cell office:value-type="float" office:value="173.69372829677621" table:style-name="ce15">
            <text:p><text:s/>173.7<text:s/></text:p>
          </table:table-cell>
          <table:table-cell office:value-type="float" office:value="83.720581486211444" table:style-name="ce15">
            <text:p><text:s/>83.7<text:s/></text:p>
          </table:table-cell>
          <table:table-cell office:value-type="float" office:value="77.924464119534036" table:style-name="ce15">
            <text:p><text:s/>77.9<text:s/></text:p>
          </table:table-cell>
          <table:table-cell office:value-type="float" office:value="87.539579985102918" table:style-name="ce15">
            <text:p><text:s/>87.5<text:s/></text:p>
          </table:table-cell>
          <table:table-cell office:value-type="float" office:value="102.63628053097449" table:style-name="ce15">
            <text:p><text:s/>102.6<text:s/></text:p>
          </table:table-cell>
          <table:table-cell office:value-type="float" office:value="203.16187239636153" table:style-name="ce15">
            <text:p><text:s/>203.2<text:s/></text:p>
          </table:table-cell>
          <table:table-cell office:value-type="float" office:value="337.19389418845014" table:style-name="ce15">
            <text:p><text:s/>337.2<text:s/></text:p>
          </table:table-cell>
          <table:table-cell office:value-type="float" office:value="178.64503923450903" table:style-name="ce15">
            <text:p><text:s/>178.6<text:s/></text:p>
          </table:table-cell>
          <table:table-cell office:value-type="float" office:value="67.63663103645365" table:style-name="ce15">
            <text:p><text:s/>67.6<text:s/></text:p>
          </table:table-cell>
          <table:table-cell office:value-type="float" office:value="72.445358522001257" table:style-name="ce15">
            <text:p><text:s/>72.4<text:s/></text:p>
          </table:table-cell>
          <table:table-cell office:value-type="float" office:value="86.332750801477303" table:style-name="ce15">
            <text:p><text:s/>86.3<text:s/></text:p>
          </table:table-cell>
          <table:table-cell office:value-type="float" office:value="116.30438880951442" table:style-name="ce15">
            <text:p><text:s/>116.3<text:s/></text:p>
          </table:table-cell>
          <table:table-cell office:value-type="float" office:value="99.950584513888145" table:style-name="ce15">
            <text:p><text:s/>100.0<text:s/></text:p>
          </table:table-cell>
          <table:table-cell office:value-type="float" office:value="94.276665359817926" table:style-name="ce15">
            <text:p><text:s/>94.3<text:s/></text:p>
          </table:table-cell>
          <table:table-cell office:value-type="float" office:value="140.94064517826095" table:style-name="ce15">
            <text:p><text:s/>140.9<text:s/></text:p>
          </table:table-cell>
          <table:table-cell office:value-type="float" office:value="145.20161639799321" table:style-name="ce15">
            <text:p><text:s/>145.2<text:s/></text:p>
          </table:table-cell>
          <table:table-cell office:value-type="float" office:value="100.71046909005128" table:style-name="ce15">
            <text:p><text:s/>100.7<text:s/></text:p>
          </table:table-cell>
          <table:table-cell office:value-type="float" office:value="109.60076665327496" table:style-name="ce15">
            <text:p><text:s/>109.6<text:s/></text:p>
          </table:table-cell>
          <table:table-cell office:value-type="float" office:value="87.905394933461608" table:style-name="ce15">
            <text:p><text:s/>87.9<text:s/></text:p>
          </table:table-cell>
          <table:table-cell office:value-type="float" office:value="120.92983796951515" table:style-name="ce15">
            <text:p><text:s/>120.9<text:s/></text:p>
          </table:table-cell>
          <table:table-cell office:value-type="float" office:value="108.1062531063635" table:style-name="ce15">
            <text:p><text:s/>108.1<text:s/></text:p>
          </table:table-cell>
          <table:table-cell office:value-type="float" office:value="119.36680316408147" table:style-name="ce15">
            <text:p><text:s/>119.4<text:s/></text:p>
          </table:table-cell>
          <table:table-cell office:value-type="float" office:value="1487.7399184102699" table:style-name="ce15">
            <text:p><text:s/>1,487.7<text:s/>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NOX</text:p>
          </table:table-cell>
          <table:table-cell office:value-type="float" office:value="1157.9244887935054" table:style-name="ce13">
            <text:p><text:s/>1,157.9<text:s/></text:p>
          </table:table-cell>
          <table:table-cell office:value-type="float" office:value="2102.5708647331048" table:style-name="ce13">
            <text:p><text:s/>2,102.6<text:s/></text:p>
          </table:table-cell>
          <table:table-cell office:value-type="float" office:value="1481.3264513539009" table:style-name="ce13">
            <text:p><text:s/>1,481.3<text:s/></text:p>
          </table:table-cell>
          <table:table-cell office:value-type="float" office:value="1438.4826805460009" table:style-name="ce13">
            <text:p><text:s/>1,438.5<text:s/></text:p>
          </table:table-cell>
          <table:table-cell office:value-type="float" office:value="1485.1834912240411" table:style-name="ce13">
            <text:p><text:s/>1,485.2<text:s/></text:p>
          </table:table-cell>
          <table:table-cell office:value-type="float" office:value="1282.708340745327" table:style-name="ce13">
            <text:p><text:s/>1,282.7<text:s/></text:p>
          </table:table-cell>
          <table:table-cell office:value-type="float" office:value="453.14192010147048" table:style-name="ce13">
            <text:p><text:s/>453.1<text:s/></text:p>
          </table:table-cell>
          <table:table-cell office:value-type="float" office:value="1960.0432524150631" table:style-name="ce13">
            <text:p><text:s/>1,960.0<text:s/></text:p>
          </table:table-cell>
          <table:table-cell office:value-type="float" office:value="1455.4063824784469" table:style-name="ce13">
            <text:p><text:s/>1,455.4<text:s/></text:p>
          </table:table-cell>
          <table:table-cell office:value-type="float" office:value="1946.5154481716006" table:style-name="ce13">
            <text:p><text:s/>1,946.5<text:s/></text:p>
          </table:table-cell>
          <table:table-cell office:value-type="float" office:value="2692.4177177696356" table:style-name="ce13">
            <text:p><text:s/>2,692.4<text:s/></text:p>
          </table:table-cell>
          <table:table-cell office:value-type="float" office:value="1457.648757243197" table:style-name="ce13">
            <text:p><text:s/>1,457.6<text:s/></text:p>
          </table:table-cell>
          <table:table-cell office:value-type="float" office:value="864.61586710889912" table:style-name="ce13">
            <text:p><text:s/>864.6<text:s/></text:p>
          </table:table-cell>
          <table:table-cell office:value-type="float" office:value="857.28735864669636" table:style-name="ce13">
            <text:p><text:s/>857.3<text:s/></text:p>
          </table:table-cell>
          <table:table-cell office:value-type="float" office:value="906.49306422191114" table:style-name="ce13">
            <text:p><text:s/>906.5<text:s/></text:p>
          </table:table-cell>
          <table:table-cell office:value-type="float" office:value="1088.8885290272851" table:style-name="ce13">
            <text:p><text:s/>1,088.9<text:s/></text:p>
          </table:table-cell>
          <table:table-cell office:value-type="float" office:value="1727.8133452366069" table:style-name="ce13">
            <text:p><text:s/>1,727.8<text:s/></text:p>
          </table:table-cell>
          <table:table-cell office:value-type="float" office:value="5263.4702573461964" table:style-name="ce13">
            <text:p><text:s/>5,263.5<text:s/></text:p>
          </table:table-cell>
          <table:table-cell office:value-type="float" office:value="2498.9795520502398" table:style-name="ce13">
            <text:p><text:s/>2,499.0<text:s/></text:p>
          </table:table-cell>
          <table:table-cell office:value-type="float" office:value="886.10576631072661" table:style-name="ce13">
            <text:p><text:s/>886.1<text:s/></text:p>
          </table:table-cell>
          <table:table-cell office:value-type="float" office:value="856.83677717574983" table:style-name="ce13">
            <text:p><text:s/>856.8<text:s/></text:p>
          </table:table-cell>
          <table:table-cell office:value-type="float" office:value="890.89217169277708" table:style-name="ce13">
            <text:p><text:s/>890.9<text:s/></text:p>
          </table:table-cell>
          <table:table-cell office:value-type="float" office:value="1277.9982722487694" table:style-name="ce13">
            <text:p><text:s/>1,278.0<text:s/></text:p>
          </table:table-cell>
          <table:table-cell office:value-type="float" office:value="1363.9988552405709" table:style-name="ce13">
            <text:p><text:s/>1,364.0<text:s/></text:p>
          </table:table-cell>
          <table:table-cell office:value-type="float" office:value="836.59478883741019" table:style-name="ce13">
            <text:p><text:s/>836.6<text:s/></text:p>
          </table:table-cell>
          <table:table-cell office:value-type="float" office:value="1748.9487437675684" table:style-name="ce13">
            <text:p><text:s/>1,748.9<text:s/></text:p>
          </table:table-cell>
          <table:table-cell office:value-type="float" office:value="1170.0585773814832" table:style-name="ce13">
            <text:p><text:s/>1,170.1<text:s/></text:p>
          </table:table-cell>
          <table:table-cell office:value-type="float" office:value="1094.3013863369679" table:style-name="ce13">
            <text:p><text:s/>1,094.3<text:s/></text:p>
          </table:table-cell>
          <table:table-cell office:value-type="float" office:value="1199.9345205157022" table:style-name="ce13">
            <text:p><text:s/>1,199.9<text:s/></text:p>
          </table:table-cell>
          <table:table-cell office:value-type="float" office:value="818.66020566652992" table:style-name="ce13">
            <text:p><text:s/>818.7<text:s/></text:p>
          </table:table-cell>
          <table:table-cell office:value-type="float" office:value="1194.0091667657716" table:style-name="ce13">
            <text:p><text:s/>1,194.0<text:s/></text:p>
          </table:table-cell>
          <table:table-cell office:value-type="float" office:value="986.91848877205064" table:style-name="ce13">
            <text:p><text:s/>986.9<text:s/></text:p>
          </table:table-cell>
          <table:table-cell office:value-type="float" office:value="1214.6136678833925" table:style-name="ce13">
            <text:p><text:s/>1,214.6<text:s/></text:p>
          </table:table-cell>
          <table:table-cell office:value-type="float" office:value="12455.21043930471" table:style-name="ce13">
            <text:p><text:s/>12,455.2<text:s/></text:p>
          </table:table-cell>
          <table:table-cell table:number-columns-repeated="16349"/>
        </table:table-row>
        <table:table-row table:number-rows-repeated="1048559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style-name="ro1">
          <table:table-cell office:value-type="float" office:value="1157.9244887935054" table:style-name="ce13">
            <text:p><text:s/>1,157.9<text:s/></text:p>
          </table:table-cell>
          <table:table-cell table:number-columns-repeated="16383" table:style-name="ce1"/>
        </table:table-row>
        <table:table-row table:style-name="ro1">
          <table:table-cell office:value-type="float" office:value="2102.5708647331048" table:style-name="ce13">
            <text:p><text:s/>2,102.6<text:s/></text:p>
          </table:table-cell>
          <table:table-cell table:style-name="ce1"/>
          <table:table-cell office:value-type="float" office:value="1157.9244887935054" table:style-name="ce13">
            <text:p><text:s/>1,157.9<text:s/></text:p>
          </table:table-cell>
          <table:table-cell office:value-type="float" office:value="2102.5708647331048" table:style-name="ce13">
            <text:p><text:s/>2,102.6<text:s/></text:p>
          </table:table-cell>
          <table:table-cell office:value-type="float" office:value="1481.3264513539009" table:style-name="ce13">
            <text:p><text:s/>1,481.3<text:s/></text:p>
          </table:table-cell>
          <table:table-cell office:value-type="float" office:value="1438.4826805460009" table:style-name="ce13">
            <text:p><text:s/>1,438.5<text:s/></text:p>
          </table:table-cell>
          <table:table-cell office:value-type="float" office:value="1485.1834912240411" table:style-name="ce13">
            <text:p><text:s/>1,485.2<text:s/></text:p>
          </table:table-cell>
          <table:table-cell office:value-type="float" office:value="1282.708340745327" table:style-name="ce13">
            <text:p><text:s/>1,282.7<text:s/></text:p>
          </table:table-cell>
          <table:table-cell office:value-type="float" office:value="453.14192010147048" table:style-name="ce13">
            <text:p><text:s/>453.1<text:s/></text:p>
          </table:table-cell>
          <table:table-cell office:value-type="float" office:value="1960.0432524150631" table:style-name="ce13">
            <text:p><text:s/>1,960.0<text:s/></text:p>
          </table:table-cell>
          <table:table-cell office:value-type="float" office:value="1455.4063824784469" table:style-name="ce13">
            <text:p><text:s/>1,455.4<text:s/></text:p>
          </table:table-cell>
          <table:table-cell office:value-type="float" office:value="1946.5154481716006" table:style-name="ce13">
            <text:p><text:s/>1,946.5<text:s/></text:p>
          </table:table-cell>
          <table:table-cell office:value-type="float" office:value="2692.4177177696356" table:style-name="ce13">
            <text:p><text:s/>2,692.4<text:s/></text:p>
          </table:table-cell>
          <table:table-cell office:value-type="float" office:value="1457.648757243197" table:style-name="ce13">
            <text:p><text:s/>1,457.6<text:s/></text:p>
          </table:table-cell>
          <table:table-cell office:value-type="float" office:value="864.61586710889912" table:style-name="ce13">
            <text:p><text:s/>864.6<text:s/></text:p>
          </table:table-cell>
          <table:table-cell office:value-type="float" office:value="857.28735864669636" table:style-name="ce13">
            <text:p><text:s/>857.3<text:s/></text:p>
          </table:table-cell>
          <table:table-cell office:value-type="float" office:value="906.49306422191114" table:style-name="ce13">
            <text:p><text:s/>906.5<text:s/></text:p>
          </table:table-cell>
          <table:table-cell office:value-type="float" office:value="1088.8885290272851" table:style-name="ce13">
            <text:p><text:s/>1,088.9<text:s/></text:p>
          </table:table-cell>
          <table:table-cell office:value-type="float" office:value="1727.8133452366069" table:style-name="ce13">
            <text:p><text:s/>1,727.8<text:s/></text:p>
          </table:table-cell>
          <table:table-cell office:value-type="float" office:value="5263.4702573461964" table:style-name="ce13">
            <text:p><text:s/>5,263.5<text:s/></text:p>
          </table:table-cell>
          <table:table-cell office:value-type="float" office:value="2498.9795520502398" table:style-name="ce13">
            <text:p><text:s/>2,499.0<text:s/></text:p>
          </table:table-cell>
          <table:table-cell office:value-type="float" office:value="886.10576631072661" table:style-name="ce13">
            <text:p><text:s/>886.1<text:s/></text:p>
          </table:table-cell>
          <table:table-cell office:value-type="float" office:value="856.83677717574983" table:style-name="ce13">
            <text:p><text:s/>856.8<text:s/></text:p>
          </table:table-cell>
          <table:table-cell office:value-type="float" office:value="890.89217169277708" table:style-name="ce13">
            <text:p><text:s/>890.9<text:s/></text:p>
          </table:table-cell>
          <table:table-cell office:value-type="float" office:value="1277.9982722487694" table:style-name="ce13">
            <text:p><text:s/>1,278.0<text:s/></text:p>
          </table:table-cell>
          <table:table-cell office:value-type="float" office:value="1363.9988552405709" table:style-name="ce13">
            <text:p><text:s/>1,364.0<text:s/></text:p>
          </table:table-cell>
          <table:table-cell office:value-type="float" office:value="836.59478883741019" table:style-name="ce13">
            <text:p><text:s/>836.6<text:s/></text:p>
          </table:table-cell>
          <table:table-cell office:value-type="float" office:value="1748.9487437675684" table:style-name="ce13">
            <text:p><text:s/>1,748.9<text:s/></text:p>
          </table:table-cell>
          <table:table-cell office:value-type="float" office:value="1170.0585773814832" table:style-name="ce13">
            <text:p><text:s/>1,170.1<text:s/></text:p>
          </table:table-cell>
          <table:table-cell office:value-type="float" office:value="1094.3013863369679" table:style-name="ce13">
            <text:p><text:s/>1,094.3<text:s/></text:p>
          </table:table-cell>
          <table:table-cell office:value-type="float" office:value="1199.9345205157022" table:style-name="ce13">
            <text:p><text:s/>1,199.9<text:s/></text:p>
          </table:table-cell>
          <table:table-cell office:value-type="float" office:value="818.66020566652992" table:style-name="ce13">
            <text:p><text:s/>818.7<text:s/></text:p>
          </table:table-cell>
          <table:table-cell office:value-type="float" office:value="1194.0091667657716" table:style-name="ce13">
            <text:p><text:s/>1,194.0<text:s/></text:p>
          </table:table-cell>
          <table:table-cell office:value-type="float" office:value="986.91848877205064" table:style-name="ce13">
            <text:p><text:s/>986.9<text:s/></text:p>
          </table:table-cell>
          <table:table-cell office:value-type="float" office:value="1214.6136678833925" table:style-name="ce13">
            <text:p><text:s/>1,214.6<text:s/></text:p>
          </table:table-cell>
          <table:table-cell office:value-type="float" office:value="12455.21043930471" table:style-name="ce13">
            <text:p><text:s/>12,455.2<text:s/></text:p>
          </table:table-cell>
          <table:table-cell table:number-columns-repeated="16348"/>
        </table:table-row>
        <table:table-row table:style-name="ro1">
          <table:table-cell office:value-type="float" office:value="1481.3264513539009" table:style-name="ce13">
            <text:p><text:s/>1,481.3<text:s/></text:p>
          </table:table-cell>
          <table:table-cell table:number-columns-repeated="16383" table:style-name="ce1"/>
        </table:table-row>
        <table:table-row table:style-name="ro1">
          <table:table-cell office:value-type="float" office:value="1438.4826805460009" table:style-name="ce13">
            <text:p><text:s/>1,438.5<text:s/></text:p>
          </table:table-cell>
          <table:table-cell table:number-columns-repeated="16383" table:style-name="ce1"/>
        </table:table-row>
        <table:table-row table:style-name="ro1">
          <table:table-cell office:value-type="float" office:value="1485.1834912240411" table:style-name="ce13">
            <text:p><text:s/>1,485.2<text:s/></text:p>
          </table:table-cell>
          <table:table-cell table:number-columns-repeated="16383" table:style-name="ce1"/>
        </table:table-row>
        <table:table-row table:style-name="ro1">
          <table:table-cell office:value-type="float" office:value="1282.708340745327" table:style-name="ce13">
            <text:p><text:s/>1,282.7<text:s/></text:p>
          </table:table-cell>
          <table:table-cell table:number-columns-repeated="16383" table:style-name="ce1"/>
        </table:table-row>
        <table:table-row table:style-name="ro1">
          <table:table-cell office:value-type="float" office:value="453.14192010147048" table:style-name="ce13">
            <text:p><text:s/>453.1<text:s/></text:p>
          </table:table-cell>
          <table:table-cell table:number-columns-repeated="16383" table:style-name="ce1"/>
        </table:table-row>
        <table:table-row table:style-name="ro1">
          <table:table-cell office:value-type="float" office:value="1960.0432524150631" table:style-name="ce13">
            <text:p><text:s/>1,960.0<text:s/></text:p>
          </table:table-cell>
          <table:table-cell table:number-columns-repeated="16383" table:style-name="ce1"/>
        </table:table-row>
        <table:table-row table:style-name="ro1">
          <table:table-cell office:value-type="float" office:value="1455.4063824784469" table:style-name="ce13">
            <text:p><text:s/>1,455.4<text:s/></text:p>
          </table:table-cell>
          <table:table-cell table:number-columns-repeated="16383" table:style-name="ce1"/>
        </table:table-row>
        <table:table-row table:style-name="ro1">
          <table:table-cell office:value-type="float" office:value="1946.5154481716006" table:style-name="ce13">
            <text:p><text:s/>1,946.5<text:s/></text:p>
          </table:table-cell>
          <table:table-cell table:number-columns-repeated="16383" table:style-name="ce1"/>
        </table:table-row>
        <table:table-row table:style-name="ro1">
          <table:table-cell office:value-type="float" office:value="2692.4177177696356" table:style-name="ce13">
            <text:p><text:s/>2,692.4<text:s/></text:p>
          </table:table-cell>
          <table:table-cell table:number-columns-repeated="16383" table:style-name="ce1"/>
        </table:table-row>
        <table:table-row table:style-name="ro1">
          <table:table-cell office:value-type="float" office:value="1457.648757243197" table:style-name="ce13">
            <text:p><text:s/>1,457.6<text:s/></text:p>
          </table:table-cell>
          <table:table-cell table:number-columns-repeated="16383" table:style-name="ce1"/>
        </table:table-row>
        <table:table-row table:style-name="ro1">
          <table:table-cell office:value-type="float" office:value="864.61586710889912" table:style-name="ce13">
            <text:p><text:s/>864.6<text:s/></text:p>
          </table:table-cell>
          <table:table-cell table:number-columns-repeated="16383" table:style-name="ce1"/>
        </table:table-row>
        <table:table-row table:style-name="ro1">
          <table:table-cell office:value-type="float" office:value="857.28735864669636" table:style-name="ce13">
            <text:p><text:s/>857.3<text:s/></text:p>
          </table:table-cell>
          <table:table-cell table:number-columns-repeated="16383" table:style-name="ce1"/>
        </table:table-row>
        <table:table-row table:style-name="ro1">
          <table:table-cell office:value-type="float" office:value="906.49306422191114" table:style-name="ce13">
            <text:p><text:s/>906.5<text:s/></text:p>
          </table:table-cell>
          <table:table-cell table:number-columns-repeated="16383" table:style-name="ce1"/>
        </table:table-row>
        <table:table-row table:style-name="ro1">
          <table:table-cell office:value-type="float" office:value="1088.8885290272851" table:style-name="ce13">
            <text:p><text:s/>1,088.9<text:s/></text:p>
          </table:table-cell>
          <table:table-cell table:number-columns-repeated="16383" table:style-name="ce1"/>
        </table:table-row>
        <table:table-row table:style-name="ro1">
          <table:table-cell office:value-type="float" office:value="1727.8133452366069" table:style-name="ce13">
            <text:p><text:s/>1,727.8<text:s/></text:p>
          </table:table-cell>
          <table:table-cell table:number-columns-repeated="16383"/>
        </table:table-row>
        <table:table-row table:style-name="ro1">
          <table:table-cell office:value-type="float" office:value="5263.4702573461964" table:style-name="ce13">
            <text:p><text:s/>5,263.5<text:s/></text:p>
          </table:table-cell>
          <table:table-cell table:number-columns-repeated="16383"/>
        </table:table-row>
        <table:table-row table:style-name="ro1">
          <table:table-cell office:value-type="float" office:value="2498.9795520502398" table:style-name="ce13">
            <text:p><text:s/>2,499.0<text:s/></text:p>
          </table:table-cell>
          <table:table-cell table:number-columns-repeated="16383"/>
        </table:table-row>
        <table:table-row table:style-name="ro1">
          <table:table-cell office:value-type="float" office:value="886.10576631072661" table:style-name="ce13">
            <text:p><text:s/>886.1<text:s/></text:p>
          </table:table-cell>
          <table:table-cell table:number-columns-repeated="16383"/>
        </table:table-row>
        <table:table-row table:style-name="ro1">
          <table:table-cell office:value-type="float" office:value="856.83677717574983" table:style-name="ce13">
            <text:p><text:s/>856.8<text:s/></text:p>
          </table:table-cell>
          <table:table-cell table:number-columns-repeated="16383"/>
        </table:table-row>
        <table:table-row table:style-name="ro1">
          <table:table-cell office:value-type="float" office:value="890.89217169277708" table:style-name="ce13">
            <text:p><text:s/>890.9<text:s/></text:p>
          </table:table-cell>
          <table:table-cell table:number-columns-repeated="16383"/>
        </table:table-row>
        <table:table-row table:style-name="ro1">
          <table:table-cell office:value-type="float" office:value="1277.9982722487694" table:style-name="ce13">
            <text:p><text:s/>1,278.0<text:s/></text:p>
          </table:table-cell>
          <table:table-cell table:number-columns-repeated="16383"/>
        </table:table-row>
        <table:table-row table:style-name="ro1">
          <table:table-cell office:value-type="float" office:value="1363.9988552405709" table:style-name="ce13">
            <text:p><text:s/>1,364.0<text:s/></text:p>
          </table:table-cell>
          <table:table-cell table:number-columns-repeated="16383"/>
        </table:table-row>
        <table:table-row table:style-name="ro1">
          <table:table-cell office:value-type="float" office:value="836.59478883741019" table:style-name="ce13">
            <text:p><text:s/>836.6<text:s/></text:p>
          </table:table-cell>
          <table:table-cell table:number-columns-repeated="16383"/>
        </table:table-row>
        <table:table-row table:style-name="ro1">
          <table:table-cell office:value-type="float" office:value="1748.9487437675684" table:style-name="ce13">
            <text:p><text:s/>1,748.9<text:s/></text:p>
          </table:table-cell>
          <table:table-cell table:number-columns-repeated="16383"/>
        </table:table-row>
        <table:table-row table:style-name="ro1">
          <table:table-cell office:value-type="float" office:value="1170.0585773814832" table:style-name="ce13">
            <text:p><text:s/>1,170.1<text:s/></text:p>
          </table:table-cell>
          <table:table-cell table:number-columns-repeated="16383"/>
        </table:table-row>
        <table:table-row table:style-name="ro1">
          <table:table-cell office:value-type="float" office:value="1094.3013863369679" table:style-name="ce13">
            <text:p><text:s/>1,094.3<text:s/></text:p>
          </table:table-cell>
          <table:table-cell table:number-columns-repeated="16383"/>
        </table:table-row>
        <table:table-row table:style-name="ro1">
          <table:table-cell office:value-type="float" office:value="1199.9345205157022" table:style-name="ce13">
            <text:p><text:s/>1,199.9<text:s/></text:p>
          </table:table-cell>
          <table:table-cell table:number-columns-repeated="16383"/>
        </table:table-row>
        <table:table-row table:style-name="ro1">
          <table:table-cell office:value-type="float" office:value="818.66020566652992" table:style-name="ce13">
            <text:p><text:s/>818.7<text:s/></text:p>
          </table:table-cell>
          <table:table-cell table:number-columns-repeated="16383"/>
        </table:table-row>
        <table:table-row table:style-name="ro1">
          <table:table-cell office:value-type="float" office:value="1194.0091667657716" table:style-name="ce13">
            <text:p><text:s/>1,194.0<text:s/></text:p>
          </table:table-cell>
          <table:table-cell table:number-columns-repeated="16383"/>
        </table:table-row>
        <table:table-row table:style-name="ro1">
          <table:table-cell office:value-type="float" office:value="986.91848877205064" table:style-name="ce13">
            <text:p><text:s/>986.9<text:s/></text:p>
          </table:table-cell>
          <table:table-cell table:number-columns-repeated="16383"/>
        </table:table-row>
        <table:table-row table:style-name="ro1">
          <table:table-cell office:value-type="float" office:value="1214.6136678833925" table:style-name="ce13">
            <text:p><text:s/>1,214.6<text:s/></text:p>
          </table:table-cell>
          <table:table-cell table:number-columns-repeated="16383" table:style-name="ce1"/>
        </table:table-row>
        <table:table-row table:style-name="ro1">
          <table:table-cell office:value-type="float" office:value="12455.21043930471" table:style-name="ce13">
            <text:p><text:s/>12,455.2<text:s/>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7.51453700955345" table:style-name="ce14">
            <text:p><text:s/>77.5<text:s/></text:p>
          </table:table-cell>
          <table:table-cell table:style-name="ce1"/>
          <table:table-cell office:value-type="float" office:value="77.51453700955345" table:style-name="ce14">
            <text:p><text:s/>77.5<text:s/></text:p>
          </table:table-cell>
          <table:table-cell office:value-type="float" office:value="124.90009763484581" table:style-name="ce14">
            <text:p><text:s/>124.9<text:s/></text:p>
          </table:table-cell>
          <table:table-cell office:value-type="float" office:value="81.82697095666768" table:style-name="ce14">
            <text:p><text:s/>81.8<text:s/></text:p>
          </table:table-cell>
          <table:table-cell office:value-type="float" office:value="72.025949951681241" table:style-name="ce14">
            <text:p><text:s/>72.0<text:s/></text:p>
          </table:table-cell>
          <table:table-cell office:value-type="float" office:value="89.64742622356701" table:style-name="ce14">
            <text:p><text:s/>89.6<text:s/></text:p>
          </table:table-cell>
          <table:table-cell office:value-type="float" office:value="57.037508535322161" table:style-name="ce14">
            <text:p><text:s/>57.0<text:s/></text:p>
          </table:table-cell>
          <table:table-cell office:value-type="float" office:value="15.669412711505897" table:style-name="ce14">
            <text:p><text:s/>15.7<text:s/></text:p>
          </table:table-cell>
          <table:table-cell office:value-type="float" office:value="80.026449677398674" table:style-name="ce14">
            <text:p><text:s/>80.0<text:s/></text:p>
          </table:table-cell>
          <table:table-cell office:value-type="float" office:value="80.071274351990311" table:style-name="ce14">
            <text:p><text:s/>80.1<text:s/></text:p>
          </table:table-cell>
          <table:table-cell office:value-type="float" office:value="106.2802504089935" table:style-name="ce14">
            <text:p><text:s/>106.3<text:s/></text:p>
          </table:table-cell>
          <table:table-cell office:value-type="float" office:value="100.48536128754715" table:style-name="ce14">
            <text:p><text:s/>100.5<text:s/></text:p>
          </table:table-cell>
          <table:table-cell office:value-type="float" office:value="96.930681492871557" table:style-name="ce14">
            <text:p><text:s/>96.9<text:s/></text:p>
          </table:table-cell>
          <table:table-cell office:value-type="float" office:value="43.394333493926069" table:style-name="ce14">
            <text:p><text:s/>43.4<text:s/></text:p>
          </table:table-cell>
          <table:table-cell office:value-type="float" office:value="41.549684485376112" table:style-name="ce14">
            <text:p><text:s/>41.5<text:s/></text:p>
          </table:table-cell>
          <table:table-cell office:value-type="float" office:value="44.597017066493279" table:style-name="ce14">
            <text:p><text:s/>44.6<text:s/></text:p>
          </table:table-cell>
          <table:table-cell office:value-type="float" office:value="57.944942660748289" table:style-name="ce14">
            <text:p><text:s/>57.9<text:s/></text:p>
          </table:table-cell>
          <table:table-cell office:value-type="float" office:value="91.357879471141004" table:style-name="ce14">
            <text:p><text:s/>91.4<text:s/></text:p>
          </table:table-cell>
          <table:table-cell office:value-type="float" office:value="186.03702832944992" table:style-name="ce14">
            <text:p><text:s/>186.0<text:s/></text:p>
          </table:table-cell>
          <table:table-cell office:value-type="float" office:value="91.833118893228331" table:style-name="ce14">
            <text:p><text:s/>91.8<text:s/></text:p>
          </table:table-cell>
          <table:table-cell office:value-type="float" office:value="35.412450424090366" table:style-name="ce14">
            <text:p><text:s/>35.4<text:s/></text:p>
          </table:table-cell>
          <table:table-cell office:value-type="float" office:value="38.691643576390454" table:style-name="ce14">
            <text:p><text:s/>38.7<text:s/></text:p>
          </table:table-cell>
          <table:table-cell office:value-type="float" office:value="41.351119217112391" table:style-name="ce14">
            <text:p><text:s/>41.4<text:s/></text:p>
          </table:table-cell>
          <table:table-cell office:value-type="float" office:value="61.383929652262871" table:style-name="ce14">
            <text:p><text:s/>61.4<text:s/></text:p>
          </table:table-cell>
          <table:table-cell office:value-type="float" office:value="50.710129389491037" table:style-name="ce14">
            <text:p><text:s/>50.7<text:s/></text:p>
          </table:table-cell>
          <table:table-cell office:value-type="float" office:value="51.454287303596253" table:style-name="ce14">
            <text:p><text:s/>51.5<text:s/></text:p>
          </table:table-cell>
          <table:table-cell office:value-type="float" office:value="75.356389792233784" table:style-name="ce14">
            <text:p><text:s/>75.4<text:s/></text:p>
          </table:table-cell>
          <table:table-cell office:value-type="float" office:value="69.254294909942558" table:style-name="ce14">
            <text:p><text:s/>69.3<text:s/></text:p>
          </table:table-cell>
          <table:table-cell office:value-type="float" office:value="51.060897538134491" table:style-name="ce14">
            <text:p><text:s/>51.1<text:s/></text:p>
          </table:table-cell>
          <table:table-cell office:value-type="float" office:value="56.186145741371334" table:style-name="ce14">
            <text:p><text:s/>56.2<text:s/></text:p>
          </table:table-cell>
          <table:table-cell office:value-type="float" office:value="50.334065582149016" table:style-name="ce14">
            <text:p><text:s/>50.3<text:s/></text:p>
          </table:table-cell>
          <table:table-cell office:value-type="float" office:value="65.112526757740426" table:style-name="ce14">
            <text:p><text:s/>65.1<text:s/></text:p>
          </table:table-cell>
          <table:table-cell office:value-type="float" office:value="52.42530117560743" table:style-name="ce14">
            <text:p><text:s/>52.4<text:s/></text:p>
          </table:table-cell>
          <table:table-cell office:value-type="float" office:value="65.380665616911713" table:style-name="ce14">
            <text:p><text:s/>65.4<text:s/></text:p>
          </table:table-cell>
          <table:table-cell office:value-type="float" office:value="635.06771890273569" table:style-name="ce14">
            <text:p><text:s/>635.1<text:s/></text:p>
          </table:table-cell>
          <table:table-cell table:number-columns-repeated="16348"/>
        </table:table-row>
        <table:table-row table:style-name="ro1">
          <table:table-cell office:value-type="float" office:value="124.90009763484581" table:style-name="ce14">
            <text:p><text:s/>124.9<text:s/></text:p>
          </table:table-cell>
          <table:table-cell table:number-columns-repeated="16383" table:style-name="ce1"/>
        </table:table-row>
        <table:table-row table:style-name="ro1">
          <table:table-cell office:value-type="float" office:value="81.82697095666768" table:style-name="ce14">
            <text:p><text:s/>81.8<text:s/></text:p>
          </table:table-cell>
          <table:table-cell table:number-columns-repeated="16383" table:style-name="ce1"/>
        </table:table-row>
        <table:table-row table:style-name="ro1">
          <table:table-cell office:value-type="float" office:value="72.025949951681241" table:style-name="ce14">
            <text:p><text:s/>72.0<text:s/></text:p>
          </table:table-cell>
          <table:table-cell table:number-columns-repeated="16383" table:style-name="ce1"/>
        </table:table-row>
        <table:table-row table:style-name="ro1">
          <table:table-cell office:value-type="float" office:value="89.64742622356701" table:style-name="ce14">
            <text:p><text:s/>89.6<text:s/></text:p>
          </table:table-cell>
          <table:table-cell table:number-columns-repeated="16383" table:style-name="ce1"/>
        </table:table-row>
        <table:table-row table:style-name="ro1">
          <table:table-cell office:value-type="float" office:value="57.037508535322161" table:style-name="ce14">
            <text:p><text:s/>57.0<text:s/></text:p>
          </table:table-cell>
          <table:table-cell table:number-columns-repeated="16383" table:style-name="ce1"/>
        </table:table-row>
        <table:table-row table:style-name="ro1">
          <table:table-cell office:value-type="float" office:value="15.669412711505897" table:style-name="ce14">
            <text:p><text:s/>15.7<text:s/></text:p>
          </table:table-cell>
          <table:table-cell table:number-columns-repeated="16383" table:style-name="ce1"/>
        </table:table-row>
        <table:table-row table:style-name="ro1">
          <table:table-cell office:value-type="float" office:value="80.026449677398674" table:style-name="ce14">
            <text:p><text:s/>80.0<text:s/></text:p>
          </table:table-cell>
          <table:table-cell table:number-columns-repeated="16383" table:style-name="ce1"/>
        </table:table-row>
        <table:table-row table:style-name="ro1">
          <table:table-cell office:value-type="float" office:value="80.071274351990311" table:style-name="ce14">
            <text:p><text:s/>80.1<text:s/></text:p>
          </table:table-cell>
          <table:table-cell table:number-columns-repeated="16383" table:style-name="ce1"/>
        </table:table-row>
        <table:table-row table:style-name="ro1">
          <table:table-cell office:value-type="float" office:value="106.2802504089935" table:style-name="ce14">
            <text:p><text:s/>106.3<text:s/></text:p>
          </table:table-cell>
          <table:table-cell table:number-columns-repeated="16383" table:style-name="ce1"/>
        </table:table-row>
        <table:table-row table:style-name="ro1">
          <table:table-cell office:value-type="float" office:value="100.48536128754715" table:style-name="ce14">
            <text:p><text:s/>100.5<text:s/></text:p>
          </table:table-cell>
          <table:table-cell table:number-columns-repeated="16383" table:style-name="ce1"/>
        </table:table-row>
        <table:table-row table:style-name="ro1">
          <table:table-cell office:value-type="float" office:value="96.930681492871557" table:style-name="ce14">
            <text:p><text:s/>96.9<text:s/></text:p>
          </table:table-cell>
          <table:table-cell table:number-columns-repeated="16383" table:style-name="ce1"/>
        </table:table-row>
        <table:table-row table:style-name="ro1">
          <table:table-cell office:value-type="float" office:value="43.394333493926069" table:style-name="ce14">
            <text:p><text:s/>43.4<text:s/></text:p>
          </table:table-cell>
          <table:table-cell table:number-columns-repeated="16383" table:style-name="ce1"/>
        </table:table-row>
        <table:table-row table:style-name="ro1">
          <table:table-cell office:value-type="float" office:value="41.549684485376112" table:style-name="ce14">
            <text:p><text:s/>41.5<text:s/></text:p>
          </table:table-cell>
          <table:table-cell table:number-columns-repeated="16383"/>
        </table:table-row>
        <table:table-row table:style-name="ro1">
          <table:table-cell office:value-type="float" office:value="44.597017066493279" table:style-name="ce14">
            <text:p><text:s/>44.6<text:s/></text:p>
          </table:table-cell>
          <table:table-cell table:number-columns-repeated="16383"/>
        </table:table-row>
        <table:table-row table:style-name="ro1">
          <table:table-cell office:value-type="float" office:value="57.944942660748289" table:style-name="ce14">
            <text:p><text:s/>57.9<text:s/></text:p>
          </table:table-cell>
          <table:table-cell table:number-columns-repeated="16383"/>
        </table:table-row>
        <table:table-row table:style-name="ro1">
          <table:table-cell office:value-type="float" office:value="91.357879471141004" table:style-name="ce14">
            <text:p><text:s/>91.4<text:s/></text:p>
          </table:table-cell>
          <table:table-cell table:number-columns-repeated="16383"/>
        </table:table-row>
        <table:table-row table:style-name="ro1">
          <table:table-cell office:value-type="float" office:value="186.03702832944992" table:style-name="ce14">
            <text:p><text:s/>186.0<text:s/></text:p>
          </table:table-cell>
          <table:table-cell table:number-columns-repeated="16383"/>
        </table:table-row>
        <table:table-row table:style-name="ro1">
          <table:table-cell office:value-type="float" office:value="91.833118893228331" table:style-name="ce14">
            <text:p><text:s/>91.8<text:s/></text:p>
          </table:table-cell>
          <table:table-cell table:number-columns-repeated="16383"/>
        </table:table-row>
        <table:table-row table:style-name="ro1">
          <table:table-cell office:value-type="float" office:value="35.412450424090366" table:style-name="ce14">
            <text:p><text:s/>35.4<text:s/></text:p>
          </table:table-cell>
          <table:table-cell table:number-columns-repeated="16383"/>
        </table:table-row>
        <table:table-row table:style-name="ro1">
          <table:table-cell office:value-type="float" office:value="38.691643576390454" table:style-name="ce14">
            <text:p><text:s/>38.7<text:s/></text:p>
          </table:table-cell>
          <table:table-cell table:number-columns-repeated="16383"/>
        </table:table-row>
        <table:table-row table:style-name="ro1">
          <table:table-cell office:value-type="float" office:value="41.351119217112391" table:style-name="ce14">
            <text:p><text:s/>41.4<text:s/></text:p>
          </table:table-cell>
          <table:table-cell table:number-columns-repeated="16383"/>
        </table:table-row>
        <table:table-row table:style-name="ro1">
          <table:table-cell office:value-type="float" office:value="61.383929652262871" table:style-name="ce14">
            <text:p><text:s/>61.4<text:s/></text:p>
          </table:table-cell>
          <table:table-cell table:number-columns-repeated="16383"/>
        </table:table-row>
        <table:table-row table:style-name="ro1">
          <table:table-cell office:value-type="float" office:value="50.710129389491037" table:style-name="ce14">
            <text:p><text:s/>50.7<text:s/></text:p>
          </table:table-cell>
          <table:table-cell table:number-columns-repeated="16383"/>
        </table:table-row>
        <table:table-row table:style-name="ro1">
          <table:table-cell office:value-type="float" office:value="51.454287303596253" table:style-name="ce14">
            <text:p><text:s/>51.5<text:s/></text:p>
          </table:table-cell>
          <table:table-cell table:number-columns-repeated="16383"/>
        </table:table-row>
        <table:table-row table:style-name="ro1">
          <table:table-cell office:value-type="float" office:value="75.356389792233784" table:style-name="ce14">
            <text:p><text:s/>75.4<text:s/></text:p>
          </table:table-cell>
          <table:table-cell table:number-columns-repeated="16383"/>
        </table:table-row>
        <table:table-row table:style-name="ro1">
          <table:table-cell office:value-type="float" office:value="69.254294909942558" table:style-name="ce14">
            <text:p><text:s/>69.3<text:s/></text:p>
          </table:table-cell>
          <table:table-cell table:number-columns-repeated="16383"/>
        </table:table-row>
        <table:table-row table:style-name="ro1">
          <table:table-cell office:value-type="float" office:value="51.060897538134491" table:style-name="ce14">
            <text:p><text:s/>51.1<text:s/></text:p>
          </table:table-cell>
          <table:table-cell table:number-columns-repeated="16383"/>
        </table:table-row>
        <table:table-row table:style-name="ro1">
          <table:table-cell office:value-type="float" office:value="56.186145741371334" table:style-name="ce14">
            <text:p><text:s/>56.2<text:s/></text:p>
          </table:table-cell>
          <table:table-cell table:number-columns-repeated="16383"/>
        </table:table-row>
        <table:table-row table:style-name="ro1">
          <table:table-cell office:value-type="float" office:value="50.334065582149016" table:style-name="ce14">
            <text:p><text:s/>50.3<text:s/></text:p>
          </table:table-cell>
          <table:table-cell table:number-columns-repeated="16383" table:style-name="ce1"/>
        </table:table-row>
        <table:table-row table:style-name="ro1">
          <table:table-cell office:value-type="float" office:value="65.112526757740426" table:style-name="ce14">
            <text:p><text:s/>65.1<text:s/></text:p>
          </table:table-cell>
          <table:table-cell table:number-columns-repeated="16383" table:style-name="ce1"/>
        </table:table-row>
        <table:table-row table:style-name="ro1">
          <table:table-cell office:value-type="float" office:value="52.42530117560743" table:style-name="ce14">
            <text:p><text:s/>52.4<text:s/></text:p>
          </table:table-cell>
          <table:table-cell table:number-columns-repeated="16383" table:style-name="ce1"/>
        </table:table-row>
        <table:table-row table:style-name="ro1">
          <table:table-cell office:value-type="float" office:value="65.380665616911713" table:style-name="ce14">
            <text:p><text:s/>65.4<text:s/></text:p>
          </table:table-cell>
          <table:table-cell table:number-columns-repeated="16383" table:style-name="ce1"/>
        </table:table-row>
        <table:table-row table:style-name="ro1">
          <table:table-cell office:value-type="float" office:value="635.06771890273569" table:style-name="ce14">
            <text:p><text:s/>635.1<text:s/>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1.36124424340252" table:style-name="ce15">
            <text:p><text:s/>131.4<text:s/></text:p>
          </table:table-cell>
          <table:table-cell table:style-name="ce1"/>
          <table:table-cell office:value-type="float" office:value="131.36124424340252" table:style-name="ce15">
            <text:p><text:s/>131.4<text:s/></text:p>
          </table:table-cell>
          <table:table-cell office:value-type="float" office:value="243.55028263649353" table:style-name="ce15">
            <text:p><text:s/>243.6<text:s/></text:p>
          </table:table-cell>
          <table:table-cell office:value-type="float" office:value="144.15668937322394" table:style-name="ce15">
            <text:p><text:s/>144.2<text:s/></text:p>
          </table:table-cell>
          <table:table-cell office:value-type="float" office:value="140.52814816493537" table:style-name="ce15">
            <text:p><text:s/>140.5<text:s/></text:p>
          </table:table-cell>
          <table:table-cell office:value-type="float" office:value="172.63381559121285" table:style-name="ce15">
            <text:p><text:s/>172.6<text:s/></text:p>
          </table:table-cell>
          <table:table-cell office:value-type="float" office:value="104.47199187436252" table:style-name="ce15">
            <text:p><text:s/>104.5<text:s/></text:p>
          </table:table-cell>
          <table:table-cell office:value-type="float" office:value="30.952510299927745" table:style-name="ce15">
            <text:p><text:s/>31.0<text:s/></text:p>
          </table:table-cell>
          <table:table-cell office:value-type="float" office:value="154.03158817756108" table:style-name="ce15">
            <text:p><text:s/>154.0<text:s/></text:p>
          </table:table-cell>
          <table:table-cell office:value-type="float" office:value="157.87500573499358" table:style-name="ce15">
            <text:p><text:s/>157.9<text:s/></text:p>
          </table:table-cell>
          <table:table-cell office:value-type="float" office:value="201.89413848676716" table:style-name="ce15">
            <text:p><text:s/>201.9<text:s/></text:p>
          </table:table-cell>
          <table:table-cell office:value-type="float" office:value="224.73558852481139" table:style-name="ce15">
            <text:p><text:s/>224.7<text:s/></text:p>
          </table:table-cell>
          <table:table-cell office:value-type="float" office:value="173.69372829677621" table:style-name="ce15">
            <text:p><text:s/>173.7<text:s/></text:p>
          </table:table-cell>
          <table:table-cell office:value-type="float" office:value="83.720581486211444" table:style-name="ce15">
            <text:p><text:s/>83.7<text:s/></text:p>
          </table:table-cell>
          <table:table-cell office:value-type="float" office:value="77.924464119534036" table:style-name="ce15">
            <text:p><text:s/>77.9<text:s/></text:p>
          </table:table-cell>
          <table:table-cell office:value-type="float" office:value="87.539579985102918" table:style-name="ce15">
            <text:p><text:s/>87.5<text:s/></text:p>
          </table:table-cell>
          <table:table-cell office:value-type="float" office:value="102.63628053097449" table:style-name="ce15">
            <text:p><text:s/>102.6<text:s/></text:p>
          </table:table-cell>
          <table:table-cell office:value-type="float" office:value="203.16187239636153" table:style-name="ce15">
            <text:p><text:s/>203.2<text:s/></text:p>
          </table:table-cell>
          <table:table-cell office:value-type="float" office:value="337.19389418845014" table:style-name="ce15">
            <text:p><text:s/>337.2<text:s/></text:p>
          </table:table-cell>
          <table:table-cell office:value-type="float" office:value="178.64503923450903" table:style-name="ce15">
            <text:p><text:s/>178.6<text:s/></text:p>
          </table:table-cell>
          <table:table-cell office:value-type="float" office:value="67.63663103645365" table:style-name="ce15">
            <text:p><text:s/>67.6<text:s/></text:p>
          </table:table-cell>
          <table:table-cell office:value-type="float" office:value="72.445358522001257" table:style-name="ce15">
            <text:p><text:s/>72.4<text:s/></text:p>
          </table:table-cell>
          <table:table-cell office:value-type="float" office:value="86.332750801477303" table:style-name="ce15">
            <text:p><text:s/>86.3<text:s/></text:p>
          </table:table-cell>
          <table:table-cell office:value-type="float" office:value="116.30438880951442" table:style-name="ce15">
            <text:p><text:s/>116.3<text:s/></text:p>
          </table:table-cell>
          <table:table-cell office:value-type="float" office:value="99.950584513888145" table:style-name="ce15">
            <text:p><text:s/>100.0<text:s/></text:p>
          </table:table-cell>
          <table:table-cell office:value-type="float" office:value="94.276665359817926" table:style-name="ce15">
            <text:p><text:s/>94.3<text:s/></text:p>
          </table:table-cell>
          <table:table-cell office:value-type="float" office:value="140.94064517826095" table:style-name="ce15">
            <text:p><text:s/>140.9<text:s/></text:p>
          </table:table-cell>
          <table:table-cell office:value-type="float" office:value="145.20161639799321" table:style-name="ce15">
            <text:p><text:s/>145.2<text:s/></text:p>
          </table:table-cell>
          <table:table-cell office:value-type="float" office:value="100.71046909005128" table:style-name="ce15">
            <text:p><text:s/>100.7<text:s/></text:p>
          </table:table-cell>
          <table:table-cell office:value-type="float" office:value="109.60076665327496" table:style-name="ce15">
            <text:p><text:s/>109.6<text:s/></text:p>
          </table:table-cell>
          <table:table-cell office:value-type="float" office:value="87.905394933461608" table:style-name="ce15">
            <text:p><text:s/>87.9<text:s/></text:p>
          </table:table-cell>
          <table:table-cell office:value-type="float" office:value="120.92983796951515" table:style-name="ce15">
            <text:p><text:s/>120.9<text:s/></text:p>
          </table:table-cell>
          <table:table-cell office:value-type="float" office:value="108.1062531063635" table:style-name="ce15">
            <text:p><text:s/>108.1<text:s/></text:p>
          </table:table-cell>
          <table:table-cell office:value-type="float" office:value="119.36680316408147" table:style-name="ce15">
            <text:p><text:s/>119.4<text:s/></text:p>
          </table:table-cell>
          <table:table-cell office:value-type="float" office:value="1487.7399184102699" table:style-name="ce15">
            <text:p><text:s/>1,487.7<text:s/></text:p>
          </table:table-cell>
          <table:table-cell table:number-columns-repeated="16348"/>
        </table:table-row>
        <table:table-row table:style-name="ro1">
          <table:table-cell office:value-type="float" office:value="243.55028263649353" table:style-name="ce15">
            <text:p><text:s/>243.6<text:s/></text:p>
          </table:table-cell>
          <table:table-cell table:number-columns-repeated="16383" table:style-name="ce1"/>
        </table:table-row>
        <table:table-row table:style-name="ro1">
          <table:table-cell office:value-type="float" office:value="144.15668937322394" table:style-name="ce15">
            <text:p><text:s/>144.2<text:s/></text:p>
          </table:table-cell>
          <table:table-cell table:number-columns-repeated="16383" table:style-name="ce1"/>
        </table:table-row>
        <table:table-row table:style-name="ro1">
          <table:table-cell office:value-type="float" office:value="140.52814816493537" table:style-name="ce15">
            <text:p><text:s/>140.5<text:s/></text:p>
          </table:table-cell>
          <table:table-cell table:number-columns-repeated="16383" table:style-name="ce1"/>
        </table:table-row>
        <table:table-row table:style-name="ro1">
          <table:table-cell office:value-type="float" office:value="172.63381559121285" table:style-name="ce15">
            <text:p><text:s/>172.6<text:s/></text:p>
          </table:table-cell>
          <table:table-cell table:number-columns-repeated="16383" table:style-name="ce1"/>
        </table:table-row>
        <table:table-row table:style-name="ro1">
          <table:table-cell office:value-type="float" office:value="104.47199187436252" table:style-name="ce15">
            <text:p><text:s/>104.5<text:s/></text:p>
          </table:table-cell>
          <table:table-cell table:number-columns-repeated="16383" table:style-name="ce1"/>
        </table:table-row>
        <table:table-row table:style-name="ro1">
          <table:table-cell office:value-type="float" office:value="30.952510299927745" table:style-name="ce15">
            <text:p><text:s/>31.0<text:s/></text:p>
          </table:table-cell>
          <table:table-cell table:number-columns-repeated="16383" table:style-name="ce1"/>
        </table:table-row>
        <table:table-row table:style-name="ro1">
          <table:table-cell office:value-type="float" office:value="154.03158817756108" table:style-name="ce15">
            <text:p><text:s/>154.0<text:s/></text:p>
          </table:table-cell>
          <table:table-cell table:number-columns-repeated="16383" table:style-name="ce1"/>
        </table:table-row>
        <table:table-row table:style-name="ro1">
          <table:table-cell office:value-type="float" office:value="157.87500573499358" table:style-name="ce15">
            <text:p><text:s/>157.9<text:s/></text:p>
          </table:table-cell>
          <table:table-cell table:number-columns-repeated="16383" table:style-name="ce1"/>
        </table:table-row>
        <table:table-row table:style-name="ro1">
          <table:table-cell office:value-type="float" office:value="201.89413848676716" table:style-name="ce15">
            <text:p><text:s/>201.9<text:s/></text:p>
          </table:table-cell>
          <table:table-cell table:number-columns-repeated="16383" table:style-name="ce1"/>
        </table:table-row>
        <table:table-row table:style-name="ro1">
          <table:table-cell office:value-type="float" office:value="224.73558852481139" table:style-name="ce15">
            <text:p><text:s/>224.7<text:s/></text:p>
          </table:table-cell>
          <table:table-cell table:number-columns-repeated="16383"/>
        </table:table-row>
        <table:table-row table:style-name="ro1">
          <table:table-cell office:value-type="float" office:value="173.69372829677621" table:style-name="ce15">
            <text:p><text:s/>173.7<text:s/></text:p>
          </table:table-cell>
          <table:table-cell table:number-columns-repeated="16383"/>
        </table:table-row>
        <table:table-row table:style-name="ro1">
          <table:table-cell office:value-type="float" office:value="83.720581486211444" table:style-name="ce15">
            <text:p><text:s/>83.7<text:s/></text:p>
          </table:table-cell>
          <table:table-cell table:number-columns-repeated="16383"/>
        </table:table-row>
        <table:table-row table:style-name="ro1">
          <table:table-cell office:value-type="float" office:value="77.924464119534036" table:style-name="ce15">
            <text:p><text:s/>77.9<text:s/></text:p>
          </table:table-cell>
          <table:table-cell table:number-columns-repeated="16383"/>
        </table:table-row>
        <table:table-row table:style-name="ro1">
          <table:table-cell office:value-type="float" office:value="87.539579985102918" table:style-name="ce15">
            <text:p><text:s/>87.5<text:s/></text:p>
          </table:table-cell>
          <table:table-cell table:number-columns-repeated="16383"/>
        </table:table-row>
        <table:table-row table:style-name="ro1">
          <table:table-cell office:value-type="float" office:value="102.63628053097449" table:style-name="ce15">
            <text:p><text:s/>102.6<text:s/></text:p>
          </table:table-cell>
          <table:table-cell table:number-columns-repeated="16383"/>
        </table:table-row>
        <table:table-row table:style-name="ro1">
          <table:table-cell office:value-type="float" office:value="203.16187239636153" table:style-name="ce15">
            <text:p><text:s/>203.2<text:s/></text:p>
          </table:table-cell>
          <table:table-cell table:number-columns-repeated="16383"/>
        </table:table-row>
        <table:table-row table:style-name="ro1">
          <table:table-cell office:value-type="float" office:value="337.19389418845014" table:style-name="ce15">
            <text:p><text:s/>337.2<text:s/></text:p>
          </table:table-cell>
          <table:table-cell table:number-columns-repeated="16383"/>
        </table:table-row>
        <table:table-row table:style-name="ro1">
          <table:table-cell office:value-type="float" office:value="178.64503923450903" table:style-name="ce15">
            <text:p><text:s/>178.6<text:s/></text:p>
          </table:table-cell>
          <table:table-cell table:number-columns-repeated="16383"/>
        </table:table-row>
        <table:table-row table:style-name="ro1">
          <table:table-cell office:value-type="float" office:value="67.63663103645365" table:style-name="ce15">
            <text:p><text:s/>67.6<text:s/></text:p>
          </table:table-cell>
          <table:table-cell table:number-columns-repeated="16383"/>
        </table:table-row>
        <table:table-row table:style-name="ro1">
          <table:table-cell office:value-type="float" office:value="72.445358522001257" table:style-name="ce15">
            <text:p><text:s/>72.4<text:s/></text:p>
          </table:table-cell>
          <table:table-cell table:number-columns-repeated="16383"/>
        </table:table-row>
        <table:table-row table:style-name="ro1">
          <table:table-cell office:value-type="float" office:value="86.332750801477303" table:style-name="ce15">
            <text:p><text:s/>86.3<text:s/></text:p>
          </table:table-cell>
          <table:table-cell table:number-columns-repeated="16383"/>
        </table:table-row>
        <table:table-row table:style-name="ro1">
          <table:table-cell office:value-type="float" office:value="116.30438880951442" table:style-name="ce15">
            <text:p><text:s/>116.3<text:s/></text:p>
          </table:table-cell>
          <table:table-cell table:number-columns-repeated="16383"/>
        </table:table-row>
        <table:table-row table:style-name="ro1">
          <table:table-cell office:value-type="float" office:value="99.950584513888145" table:style-name="ce15">
            <text:p><text:s/>100.0<text:s/></text:p>
          </table:table-cell>
          <table:table-cell table:number-columns-repeated="16383"/>
        </table:table-row>
        <table:table-row table:style-name="ro1">
          <table:table-cell office:value-type="float" office:value="94.276665359817926" table:style-name="ce15">
            <text:p><text:s/>94.3<text:s/></text:p>
          </table:table-cell>
          <table:table-cell table:number-columns-repeated="16383"/>
        </table:table-row>
        <table:table-row table:style-name="ro1">
          <table:table-cell office:value-type="float" office:value="140.94064517826095" table:style-name="ce15">
            <text:p><text:s/>140.9<text:s/></text:p>
          </table:table-cell>
          <table:table-cell table:number-columns-repeated="16383"/>
        </table:table-row>
        <table:table-row table:style-name="ro1">
          <table:table-cell office:value-type="float" office:value="145.20161639799321" table:style-name="ce15">
            <text:p><text:s/>145.2<text:s/></text:p>
          </table:table-cell>
          <table:table-cell table:number-columns-repeated="16383"/>
        </table:table-row>
        <table:table-row table:style-name="ro1">
          <table:table-cell office:value-type="float" office:value="100.71046909005128" table:style-name="ce15">
            <text:p><text:s/>100.7<text:s/></text:p>
          </table:table-cell>
          <table:table-cell table:number-columns-repeated="16383"/>
        </table:table-row>
        <table:table-row table:style-name="ro1">
          <table:table-cell office:value-type="float" office:value="109.60076665327496" table:style-name="ce15">
            <text:p><text:s/>109.6<text:s/></text:p>
          </table:table-cell>
          <table:table-cell table:number-columns-repeated="16383"/>
        </table:table-row>
        <table:table-row table:style-name="ro1">
          <table:table-cell office:value-type="float" office:value="87.905394933461608" table:style-name="ce15">
            <text:p><text:s/>87.9<text:s/></text:p>
          </table:table-cell>
          <table:table-cell table:number-columns-repeated="16383"/>
        </table:table-row>
        <table:table-row table:style-name="ro1">
          <table:table-cell office:value-type="float" office:value="120.92983796951515" table:style-name="ce15">
            <text:p><text:s/>120.9<text:s/></text:p>
          </table:table-cell>
          <table:table-cell table:number-columns-repeated="16383"/>
        </table:table-row>
        <table:table-row table:style-name="ro1">
          <table:table-cell office:value-type="float" office:value="108.1062531063635" table:style-name="ce15">
            <text:p><text:s/>108.1<text:s/></text:p>
          </table:table-cell>
          <table:table-cell table:number-columns-repeated="16383"/>
        </table:table-row>
        <table:table-row table:style-name="ro1">
          <table:table-cell office:value-type="float" office:value="119.36680316408147" table:style-name="ce15">
            <text:p><text:s/>119.4<text:s/></text:p>
          </table:table-cell>
          <table:table-cell table:number-columns-repeated="16383"/>
        </table:table-row>
        <table:table-row table:style-name="ro1">
          <table:table-cell office:value-type="float" office:value="1487.7399184102699" table:style-name="ce15">
            <text:p><text:s/>1,487.7<text:s/></text:p>
          </table:table-cell>
          <table:table-cell table:number-columns-repeated="16383"/>
        </table:table-row>
        <table:table-row table:number-rows-repeated="10484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9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9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9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40P1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40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1P1">
      <number:text>-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1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style:style style:name="Comma_32_2" style:display-name="Comma 2" style:family="table-cell" style:data-style-name="N39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Jeremy John O'Connor</meta:initial-creator>
    <dc:creator>Jeremy John O'Connor</dc:creator>
    <meta:creation-date>2023-03-06T12:42:17Z</meta:creation-date>
    <dc:date>2023-03-06T13:25:18Z</dc:date>
  </office:meta>
</office:document-meta>
</file>